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200000002045E233FB6B2E2809.png" manifest:media-type="image/png"/>
  <manifest:file-entry manifest:full-path="Pictures/10000000000008000000040025C55E78E125A344.jpg" manifest:media-type="image/jpeg"/>
  <manifest:file-entry manifest:full-path="Pictures/1000000100000202000002025D4369AF2B4DF29B.png" manifest:media-type="image/png"/>
  <manifest:file-entry manifest:full-path="Pictures/1000000100000780000004386F35222F0C164634.png" manifest:media-type="image/png"/>
  <manifest:file-entry manifest:full-path="Pictures/1000000100000020000000204E5A4D54111EB667.png" manifest:media-type="image/png"/>
  <manifest:file-entry manifest:full-path="Pictures/10000001000001800000018086FD24B40D411265.png" manifest:media-type="image/png"/>
  <manifest:file-entry manifest:full-path="Pictures/1000000100000202000002020DF932322F7AA39C.png" manifest:media-type="image/png"/>
  <manifest:file-entry manifest:full-path="Pictures/10000001000001800000017FB0C977A1EEE63671.png" manifest:media-type="image/png"/>
  <manifest:file-entry manifest:full-path="Pictures/10000001000001800000017FC758CFBDE0AC5022.png" manifest:media-type="image/png"/>
  <manifest:file-entry manifest:full-path="Pictures/10000001000001800000017FE3D04147B95042BD.png" manifest:media-type="image/png"/>
  <manifest:file-entry manifest:full-path="Pictures/100000010000018000000181D61B0E378F23A6B9.png" manifest:media-type="image/png"/>
  <manifest:file-entry manifest:full-path="Pictures/100000010000017F00000180EB658F045B1E0062.png" manifest:media-type="image/png"/>
  <manifest:file-entry manifest:full-path="Pictures/10000001000001810000017F46D3977AC3570FAB.png" manifest:media-type="image/png"/>
  <manifest:file-entry manifest:full-path="Pictures/1000000100000020000000203FB1B6195A68490F.png" manifest:media-type="image/png"/>
  <manifest:file-entry manifest:full-path="Pictures/100000010000002000000020C0AA9DC22C3EDA4A.png" manifest:media-type="image/png"/>
  <manifest:file-entry manifest:full-path="Pictures/100000010000002000000020D6AF0EF4D2E120CF.png" manifest:media-type="image/png"/>
  <manifest:file-entry manifest:full-path="Pictures/1000000100000020000000205FA73CF470AED1D0.png" manifest:media-type="image/png"/>
  <manifest:file-entry manifest:full-path="Pictures/1000000100000020000000207B5AEEB026269E18.png" manifest:media-type="image/png"/>
  <manifest:file-entry manifest:full-path="Pictures/10000001000001FE0000023EEE6D9043A1988CA8.png" manifest:media-type="image/png"/>
  <manifest:file-entry manifest:full-path="Pictures/10000001000000200000002039EA57826AEAB954.png" manifest:media-type="image/png"/>
  <manifest:file-entry manifest:full-path="Pictures/100000010000019B0000029F43DC7721212A8064.png" manifest:media-type="image/png"/>
  <manifest:file-entry manifest:full-path="Pictures/10000001000001C4000001EC38C3FD582F5A856D.png" manifest:media-type="image/png"/>
  <manifest:file-entry manifest:full-path="Pictures/10000001000001FD0000023C78AA94089AA95B2E.png" manifest:media-type="image/png"/>
  <manifest:file-entry manifest:full-path="Pictures/10000001000001FC0000023C79B8F4746A271AEB.png" manifest:media-type="image/png"/>
  <manifest:file-entry manifest:full-path="Pictures/10000001000001FE0000023FD94FB7619AF02B29.png" manifest:media-type="image/png"/>
  <manifest:file-entry manifest:full-path="Pictures/10000001000001FD0000023F4C44B448E50257F9.png" manifest:media-type="image/png"/>
  <manifest:file-entry manifest:full-path="Pictures/10000001000000200000002042774715CE04AF34.png" manifest:media-type="image/png"/>
  <manifest:file-entry manifest:full-path="Pictures/10000001000000200000002031FDFA15F433F0F1.png" manifest:media-type="image/png"/>
  <manifest:file-entry manifest:full-path="Pictures/100000010000002000000020A43046B086988611.png" manifest:media-type="image/png"/>
  <manifest:file-entry manifest:full-path="Pictures/10000001000000200000002037CDC7BD6183B4DF.png" manifest:media-type="image/png"/>
  <manifest:file-entry manifest:full-path="Pictures/100000010000167D0000043878C5F50307F324A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entury Gothic" svg:font-family="'Century Gothic'" style:font-pitch="variable"/>
    <style:font-face style:name="Century Gothic1" svg:font-family="'Century Gothic'"/>
    <style:font-face style:name="Elephant" svg:font-family="Elephant"/>
    <style:font-face style:name="Elephant1" svg:font-family="Elephant"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bitmap" draw:fill-image-name="Bitmap_20_1" style:repeat="stretch" draw:textarea-vertical-align="top" draw:auto-grow-height="false" fo:min-height="0cm" fo:min-width="0cm" fo:padding-top="0.125cm" fo:padding-bottom="0.125cm" fo:padding-left="0.25cm" fo:padding-right="0.25cm" fo:wrap-option="wrap" fo:clip="rect(0cm, 3.245cm, -0.001cm, 2.774cm)"/>
    </style:style>
    <style:style style:name="gr3" style:family="graphic">
      <style:graphic-properties style:protect="size"/>
    </style:style>
    <style:style style:name="gr4" style:family="graphic" style:parent-style-name="standard">
      <style:graphic-properties draw:stroke="none" svg:stroke-width="0.091cm" draw:stroke-linejoin="miter" svg:stroke-linecap="butt" draw:fill="solid" draw:fill-color="#43b0a9" draw:opacity="20%"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026cm, 0cm, 3.924cm, 0cm)" draw:image-opacity="100%" style:mirror="none"/>
    </style:style>
    <style:style style:name="gr6" style:family="graphic" style:parent-style-name="standard">
      <style:graphic-properties draw:stroke="none" svg:stroke-width="0.035cm" draw:stroke-linejoin="miter" svg:stroke-linecap="butt" draw:fill="gradient" draw:fill-gradient-name="Gradient_20_1" draw:opacity-name="msTransGradient_20_1"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solid" svg:stroke-width="0.018cm" svg:stroke-color="#ffffff" draw:stroke-linejoin="miter" svg:stroke-linecap="butt"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0%" loext:shadow-blur="0.141cm"/>
    </style:style>
    <style:style style:name="gr8"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79cm" svg:stroke-color="#1a212f" draw:marker-end="msArrowEnd_20_5" draw:marker-end-width="0.237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79cm" svg:stroke-color="#1a212f" draw:fill="none" draw:textarea-vertical-align="top" draw:auto-grow-height="tru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11"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742cm, 0cm, 2.548cm, 0cm)" draw:image-opacity="100%" style:mirror="none"/>
    </style:style>
    <style:style style:name="gr12" style:family="graphic" style:parent-style-name="standard">
      <style:graphic-properties draw:stroke="none" svg:stroke-width="0.035cm" draw:stroke-linejoin="miter" svg:stroke-linecap="butt" draw:fill="gradient" draw:fill-gradient-name="Gradient_20_1" draw:opacity-name="msTransGradient_20_2"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Objet_20_sans_20_remplissage_20_et_20_sans_20_ligne">
      <style:graphic-properties draw:textarea-horizontal-align="center" draw:textarea-vertical-align="middle" draw:fit-to-contour="true" fo:min-height="11.557cm" draw:visible-area-left="0cm" draw:visible-area-top="0cm" draw:visible-area-width="5cm" draw:visible-area-height="5cm" draw:ole-draw-aspect="1"/>
      <style:paragraph-properties style:writing-mode="lr-tb"/>
    </style:style>
    <style:style style:name="gr1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Title_20_and_20_Content-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draw:shadow="visible" draw:shadow-offset-x="0.074cm" draw:shadow-offset-y="0.074cm" draw:shadow-color="#000000" draw:shadow-opacity="40%" loext:shadow-blur="0.141cm"/>
      <style:paragraph-properties style:writing-mode="lr-tb"/>
    </style:style>
    <style:style style:name="pr5" style:family="presentation" style:parent-style-name="Title_20_and_20_Content-notes">
      <style:graphic-properties draw:fill-color="#ffffff" fo:min-height="13.364cm"/>
      <style:paragraph-properties style:writing-mode="lr-tb"/>
    </style:style>
    <style:style style:name="pr6"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7" style:family="presentation" style:parent-style-name="Title_20_and_20_Content-title">
      <style:graphic-properties fo:min-height="3.681cm"/>
      <style:paragraph-properties style:writing-mode="lr-tb"/>
    </style:style>
    <style:style style:name="P1" style:family="paragraph">
      <loext:graphic-properties draw:fill="solid" draw:fill-color="#ffffff"/>
      <style:paragraph-properties fo:text-align="center" style:font-independent-line-spacing="true"/>
      <style:text-properties fo:font-size="18pt"/>
    </style:style>
    <style:style style:name="P2" style:family="paragraph">
      <loext:graphic-properties draw:fill="bitmap" draw:fill-image-name="Bitmap_20_1" style:repeat="stretch"/>
      <style:paragraph-properties fo:text-align="start"/>
      <style:text-properties fo:font-size="18pt"/>
    </style:style>
    <style:style style:name="P3" style:family="paragraph">
      <style:paragraph-properties fo:margin-top="0cm" fo:margin-bottom="0cm" fo:line-height="90%" fo:text-align="start"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8pt"/>
    </style:style>
    <style:style style:name="P5"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draw:fill-color="#ffffff"/>
      <style:paragraph-properties fo:text-align="start" style:font-independent-line-spacing="true"/>
      <style:text-properties fo:font-size="24pt"/>
    </style:style>
    <style:style style:name="P7" style:family="paragraph">
      <loext:graphic-properties draw:fill-color="#ffffff"/>
    </style:style>
    <style:style style:name="P8" style:family="paragraph">
      <loext:graphic-properties draw:fill="solid" draw:fill-color="#43b0a9" draw:opacity="20%"/>
      <style:paragraph-properties fo:text-align="start" style:font-independent-line-spacing="true"/>
      <style:text-properties fo:font-size="18pt"/>
    </style:style>
    <style:style style:name="P9" style:family="paragraph">
      <loext:graphic-properties draw:fill="none"/>
      <style:paragraph-properties fo:text-align="start"/>
      <style:text-properties fo:font-size="18pt"/>
    </style:style>
    <style:style style:name="P10" style:family="paragraph">
      <loext:graphic-properties draw:fill="gradient" draw:fill-gradient-name="Gradient_20_1" draw:opacity-name="msTransGradient_20_1"/>
      <style:paragraph-properties fo:text-align="center" style:font-independent-line-spacing="true"/>
      <style:text-properties fo:font-size="18pt"/>
    </style:style>
    <style:style style:name="P11" style:family="paragraph">
      <style:paragraph-properties fo:margin-top="0cm" fo:margin-bottom="0cm" fo:line-height="90%" fo:text-align="center" style:punctuation-wrap="hanging" style:writing-mode="lr-tb"/>
      <style:text-properties fo:hyphenate="false"/>
    </style:style>
    <style:style style:name="P12" style:family="paragraph">
      <loext:graphic-properties draw:fill="none"/>
      <style:paragraph-properties fo:text-align="center" style:font-independent-line-spacing="true"/>
      <style:text-properties fo:font-size="40pt"/>
    </style:style>
    <style:style style:name="P13" style:family="paragraph">
      <loext:graphic-properties draw:fill="none"/>
      <style:paragraph-properties fo:text-align="start" style:font-independent-line-spacing="true"/>
      <style:text-properties fo:font-size="40pt"/>
    </style:style>
    <style:style style:name="P14"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5" style:family="paragraph">
      <loext:graphic-properties draw:fill="none"/>
      <style:paragraph-properties fo:text-align="start" style:font-independent-line-spacing="true"/>
      <style:text-properties fo:font-size="18pt"/>
    </style:style>
    <style:style style:name="P16" style:family="paragraph">
      <loext:graphic-properties draw:fill="gradient" draw:fill-gradient-name="Gradient_20_1" draw:opacity-name="msTransGradient_20_2"/>
      <style:paragraph-properties fo:text-align="center" style:font-independent-line-spacing="true"/>
      <style:text-properties fo:font-size="18pt"/>
    </style:style>
    <style:style style:name="P17" style:family="paragraph">
      <style:paragraph-properties fo:text-align="center"/>
    </style:style>
    <style:style style:name="T1" style:family="text">
      <style:text-properties fo:font-variant="normal" fo:text-transform="none" fo:color="#000000" loext:opacity="100%" style:text-line-through-style="none" style:text-line-through-type="none" style:text-position="0% 100%" style:font-name="Elephant" fo:font-size="44pt" fo:letter-spacing="normal" fo:language="de" fo:country="DE" fo:font-style="italic" style:text-underline-style="none" fo:font-weight="normal" fo:background-color="transparent" style:font-size-asian="44pt" style:font-style-asian="italic" style:font-weight-asian="normal" style:font-size-complex="44pt" style:font-style-complex="italic" style:font-weight-complex="normal"/>
    </style:style>
    <style:style style:name="T2" style:family="text">
      <style:text-properties fo:text-transform="uppercase" fo:color="#000000" loext:opacity="100%" style:text-line-through-style="none" style:text-line-through-type="none" style:text-position="0% 100%" style:font-name="Elephant" fo:font-size="20pt" fo:letter-spacing="normal" fo:language="de" fo:country="DE"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Elephant" fo:font-size="36pt" fo:letter-spacing="normal" fo:language="en" fo:country="US" fo:font-style="italic" style:text-underline-style="none" fo:font-weight="normal" fo:background-color="transparent" style:font-size-asian="36pt" style:font-style-asian="italic" style:font-weight-asian="normal" style:font-size-complex="36pt" style:font-style-complex="italic" style:font-weight-complex="normal"/>
    </style:style>
    <style:style style:name="T4" style:family="text">
      <style:text-properties fo:font-variant="normal" fo:text-transform="none" fo:color="#000000" loext:opacity="100%" style:text-line-through-style="none" style:text-line-through-type="none" style:text-position="0% 100%" style:font-name="Elephant" fo:font-size="40pt" fo:letter-spacing="normal" fo:language="fr" fo:country="FR" fo:font-style="italic" style:text-underline-style="none" fo:font-weight="normal" fo:background-color="transparent" style:font-size-asian="40pt" style:font-style-asian="italic" style:font-weight-asian="normal" style:font-size-complex="40pt" style:font-style-complex="italic" style:font-weight-complex="normal"/>
    </style:style>
    <style:style style:name="T5" style:family="text">
      <style:text-properties fo:font-variant="normal" fo:text-transform="none" fo:color="#000000" loext:opacity="100%" style:text-line-through-style="none" style:text-line-through-type="none" style:text-position="0% 100%" style:font-name="Century Gothic1"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custom-shape draw:name="Rectangle 8" draw:style-name="gr1" draw:text-style-name="P1" draw:layer="layout" svg:width="33.85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icture 3" draw:style-name="gr2" draw:text-style-name="P2" draw:layer="layout" svg:width="33.866cm" svg:height="19.049cm" svg:x="0cm" svg:y="0cm">
          <svg:desc>Arrière-plan géométrique bleu et noir abstrait</svg:desc>
          <text:p/>
          <draw:enhanced-geometry draw:mirror-horizontal="false" draw:mirror-vertical="false" drawooo:sub-view-size="12192000 6858000" draw:text-areas="0 0 ?f0 ?f1" svg:viewBox="0 0 0 0" draw:type="ooxml-non-primitive" draw:enhanced-path="M 0 0 L 12192000 0 12192000 6858000 11560655 6858000 11572884 6759738 C 11663744 6693104 11749315 6619456 11812292 6532282 11851232 6478675 11886807 6425068 11956995 6386992 11918054 6334888 11851232 6322863 11801234 6284788 11797390 6253224 11876711 6262743 11856520 6193604 11829119 6101419 11858923 5996209 11722875 5956630 11686819 5866950 11676724 5723664 11763258 5635988 11892094 5505226 11871424 5422059 11706050 5351418 11684896 5342400 11707491 4786287 11697876 4763241 11713260 4731677 11749315 4739192 11776236 4730675 11894018 4694603 11897864 4694603 11868540 4584884 11859884 4551817 11880076 4538289 11898825 4517749 11969013 4441095 11969494 4440094 11897864 4375464 11877192 4356928 11863252 4336887 11854116 4311838 11837290 4266245 11837771 4228169 11901709 4203620 11946418 4186086 11971897 4166044 11974782 4114442 11976706 4071355 11981993 4043299 11932476 4024762 11892576 4009732 11881038 3977668 11885365 3939592 11895460 3846405 11841137 3791796 11751719 3749211 11666628 3708629 11592115 3654019 11513754 3604420 11426740 3549310 11325786 3516243 11220504 3488188 11239734 3448108 11306076 3470653 11312805 3414541 11148394 3366945 10991193 3295301 10805146 3277767 10955618 3286784 11092147 3222154 11234926 3203117 11248386 3171554 11217140 3179569 11204640 3174060 11192140 3168047 11176757 3166042 11174834 3143498 11243580 3110932 11329632 3132475 11400780 3099410 11384916 3051314 11323382 3080371 11297902 3041793 11364246 3034780 11425779 3031774 11485870 3021253 11532984 3013236 11545964 2972154 11513754 2944098 11484909 2919049 11442604 2917044 11405107 2906523 11137817 2833377 10857066 2809829 10572950 2803317 10117210 2792795 9660028 2793297 9205250 2778767 8996489 2772379 8788540 2761765 8579578 2759181 8509922 2758320 8440155 2758352 8370208 2759730 8070708 2765742 7771690 2764238 7470748 2819849 7316911 2848407 7156825 2838887 7001547 2861432 6765024 2896002 6528501 2936583 6295343 2988688 6222271 3005220 6131892 3015241 6075166 3078367 5985266 3038288 5929502 3113938 5859314 3139490 5831912 3149510 5795857 3163538 5800183 3195101 5804030 3234680 5844410 3260231 5882870 3252215 6002574 3227164 6109777 3283277 6232848 3274760 6125643 3298808 6018918 3323358 5911715 3347407 6070839 3366444 6227559 3332376 6384279 3312836 6434757 3306824 6513117 3260732 6526097 3325362 6534750 3368448 6450622 3371454 6403028 3383478 6192945 3435081 5979497 3465141 5767013 3500713 5746822 3504220 5720381 3501214 5706920 3511233 5598272 3591895 5460782 3618449 5310793 3677066 5405498 3704622 5469435 3648007 5548276 3660533 5467993 3721154 5374730 3732677 5293005 3765743 5234355 3789291 5016580 3862938 4983410 3883981 4883416 3949110 4756501 3979672 4674775 4068850 4617087 4131477 4520939 4119952 4453155 4163539 4429119 4204622 4475751 4215143 4492095 4237188 4513728 4266746 4475269 4283280 4464213 4318851 4591608 4278771 4713234 4255223 4857456 4241696 4809862 4299311 4752174 4274261 4713234 4295303 4687756 4308830 4648816 4314843 4656026 4348410 4661795 4374963 4694486 4371456 4718523 4368951 4810825 4359433 4900722 4356425 4989178 4420054 4764193 4512739 4505557 4473661 4304127 4609933 4332491 4652018 4372871 4629473 4402677 4624463 4598338 4590394 5297331 4651016 5398287 4608430 5460301 4582379 5525682 4569853 5592504 4585886 5656923 4601416 5640578 4819353 5411266 4964142 5378575 4984684 5524721 5014244 5480493 5031277 5445880 5044804 5276179 5037289 5233393 5047810 5216567 5052318 4701216 5221157 4750251 5256728 4896877 5363441 5388190 5558833 4508440 5624965 4536323 5663542 4613241 5638994 4602665 5706629 4485845 5743202 4350758 5741198 4215189 5797811 4276245 5838893 4346432 5813844 4407966 5826870 4373353 5878473 4313741 5870457 4265186 5881478 4220479 5892001 4125774 5981680 4145964 5977170 4332971 5937091 4522862 5948113 4710350 5909035 4772366 5896009 4842554 5870958 4870916 5949616 4879571 5972663 4873320 5980177 4960333 5949115 4994466 5937091 5039656 5924065 5073788 5953623 5052154 5990698 5010331 5979675 4979084 5990197 4896397 6017250 5180513 6120457 5100228 6151519 4935817 6215148 4832938 6196611 4666602 6266250 4723331 6264746 4706024 6288795 4762750 6288795 4788229 6288795 4815151 6294807 4815151 6322363 4815151 6348414 4516613 6491199 4558918 6504727 4674295 6541299 4970431 6429075 4899280 6480679 4791114 6559337 4774769 6574868 4692563 6586391 4621894 6596411 4373353 6816352 4303645 6834888 4288262 6838896 4291687 6845065 4307829 6852361 L 4323786 6858000 0 6858000 Z N">
            <draw:equation draw:name="f0" draw:formula="logwidth"/>
            <draw:equation draw:name="f1" draw:formula="logheight"/>
          </draw:enhanced-geometry>
        </draw:custom-shape>
        <draw:frame draw:name="Titre 1" presentation:style-name="pr1" draw:text-style-name="P4" draw:layer="layout" svg:width="17.106cm" svg:height="4.726cm" svg:x="15.298cm" svg:y="7.668cm" presentation:class="title" presentation:user-transformed="true">
          <draw:text-box>
            <text:p text:style-name="P3"><text:span text:style-name="T1">Planche Concept Art </text:span></text:p>
          </draw:text-box>
        </draw:frame>
        <draw:frame draw:name="Sous-titre 2" presentation:style-name="pr2" draw:text-style-name="P6" draw:layer="layout" svg:width="14.299cm" svg:height="1.796cm" svg:x="19.17cm" svg:y="15.39cm" presentation:class="subtitle" presentation:user-transformed="true">
          <draw:text-box>
            <text:p text:style-name="P5"><text:span text:style-name="T2">Les personnages</text:span></text:p>
          </draw:text-box>
        </draw:frame>
        <presentation:notes draw:style-name="dp2">
          <draw:page-thumbnail draw:style-name="gr3" draw:layer="layout" svg:width="19.798cm" svg:height="11.136cm" svg:x="0.6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Mage" draw:style-name="dp1" draw:master-page-name="Title_20_and_20_Content" presentation:presentation-page-layout-name="AL2T11">
        <draw:custom-shape draw:name="Graphic 1" draw:style-name="gr4" draw:text-style-name="P8" draw:layer="layout" svg:width="19.422cm" svg:height="14.173cm" draw:transform="rotate (-3.14159265358979) translate (26.645cm 15.637cm)">
          <text:p/>
          <draw:enhanced-geometry draw:mirror-horizontal="false" draw:mirror-vertical="true" drawooo:sub-view-size="6886274 5025119" draw:text-areas="0 0 ?f0 ?f1" svg:viewBox="0 0 0 0" draw:type="ooxml-non-primitive" draw:enhanced-path="M 5458905 754119 C 5417216 775336 4594585 1111088 3455557 1027709 3415356 1024731 3377389 1022869 3338677 1021381 2996224 1006119 2660100 998674 2518280 980435 2407355 965918 1840075 843082 1673687 739229 1503578 632771 1343146 515146 1183459 397149 1114224 346153 1040522 299624 977987 241184 915453 182372 855896 121326 788150 66980 768794 51346 749438 34596 721148 31990 714820 31246 708120 31618 701792 32362 694720 33107 689136 36829 686530 43157 683925 50230 688392 54324 693603 58046 697325 60652 701047 64747 705886 65491 736782 69958 748321 92664 762838 112764 769166 121326 775866 128026 764327 140309 754277 151104 764699 156688 775121 159666 789638 163760 806761 163016 823139 176416 761721 177533 735665 142171 707748 109414 697325 97503 690253 83358 681319 69958 670152 53580 657124 52835 640746 67352 626229 80380 619157 79264 614318 61396 606873 33479 589750 13751 560716 3701 554388 1467 546572 -3372 540616 3701 535405 9656 539871 16729 543594 21940 550294 31246 556250 40179 558855 51346 560716 58791 562578 66980 557366 72563 535777 96386 551411 107553 570022 120209 595706 137332 605756 162643 599801 192794 597567 205078 599056 212522 614318 212150 620273 212150 621762 216245 623996 220711 671641 326053 740504 418366 821278 503235 886791 572098 959004 634260 1033822 694562 1036055 696423 1038289 698656 1039406 702378 1004044 694934 973521 679672 944114 662550 865946 617138 800061 558325 733432 500629 692858 465267 651169 431022 606501 399755 599056 394543 593845 387843 588634 381143 585656 377421 581934 374071 575978 375560 568533 377421 567789 383004 567044 388588 564811 406455 569650 422461 578956 437722 603151 476806 638885 506957 675736 535619 723381 572470 769538 610810 811600 652872 814578 655850 820161 657711 818300 666272 791872 646544 766932 627188 741621 608576 716681 589965 691369 571353 666430 553114 660474 548647 654146 542319 645585 547903 636652 553486 637768 562792 640002 570236 647074 592198 659358 611554 675736 628677 731570 685256 795966 734018 855896 786875 888280 815537 918058 846060 946348 877699 952676 884772 952303 891472 950442 899661 942998 932790 954537 943957 991760 937629 1003299 935767 1011116 937629 1018188 945445 1103802 1042225 1205048 1123744 1315601 1196329 1360641 1225735 1407170 1253653 1454443 1279709 1454443 1281570 1454443 1283804 1454443 1285665 1454071 1288270 1453699 1289759 1453327 1291993 1386697 1251792 1320812 1210474 1256416 1166923 1081840 1048926 915080 922367 745715 798786 688764 757096 643724 703867 592356 656966 558111 625699 525354 592943 485526 567259 469148 556836 452025 547530 430063 550136 421502 551253 411824 553486 408846 563164 406240 572842 414057 577309 421130 581403 422991 582520 424852 584009 426713 584009 462075 586242 470264 614532 487015 635005 492226 641333 492598 647661 487015 655105 476964 668505 484037 674461 497437 678183 510837 681906 525354 683022 539871 691584 516793 698656 500787 691212 485898 681906 452397 661433 430808 631282 410335 600387 406240 594431 402890 587731 397307 582892 386884 573214 375717 572098 363062 584009 346311 599643 340356 598526 334772 578426 327327 551253 310577 532269 281915 522219 275960 519985 269632 517007 263304 521846 256604 527430 261070 533013 263676 538225 267398 546414 271865 554603 275215 563164 281171 576937 282288 591454 271121 604854 262931 614532 263676 620860 274471 627560 309088 648405 331050 675578 319138 718012 317277 723968 319511 729924 326583 729551 342217 728435 344822 738113 349289 748163 392840 844571 455747 928695 528332 1007608 600173 1085777 680947 1155756 766932 1222758 742737 1220524 711470 1206752 681319 1190746 601662 1147939 536149 1089871 469520 1032920 422991 993091 377579 952146 325466 917900 319511 914178 315416 909339 312066 903383 309088 898172 304621 893333 296805 895566 288988 898172 288243 904872 288243 910828 289360 933162 295688 953262 309460 971129 336261 1006864 371995 1034781 407729 1062698 457236 1101038 503021 1142728 544338 1189257 514560 1166551 484781 1143472 454630 1120766 431924 1103644 408474 1087265 385396 1070515 379812 1066421 373856 1061954 366040 1067537 358967 1072376 360084 1079449 361573 1086149 367156 1112577 382790 1133794 402146 1152778 425596 1175484 450164 1197074 475475 1218663 448303 1212707 421130 1206752 393957 1201913 406240 1245091 434902 1253653 460586 1260353 495204 1268914 528332 1279709 561089 1291993 574861 1304276 588634 1316188 602034 1328843 615807 1341872 628835 1354900 641863 1368672 651169 1378722 662335 1387284 651541 1404406 646702 1412223 678341 1454658 688392 1457263 689881 1457635 691369 1458008 692486 1458008 714076 1456519 718915 1469175 719287 1485181 719659 1500814 715937 1520170 745343 1512353 748693 1511609 749438 1513842 750926 1516448 782938 1583077 836912 1634445 890141 1685813 893119 1688419 896097 1691024 899074 1693630 843240 1680602 658985 1663851 605012 1669435 556994 1674274 285638 1593128 229431 1545110 221614 1582705 238364 1597594 251765 1614717 270748 1638912 273726 1656035 237992 1675391 135628 1730481 136745 1732342 232781 1807160 237248 1810511 235014 1821305 236131 1828750 211191 1839917 181785 1810883 152007 1842150 280426 1979503 475848 2110157 653030 2213265 509721 2247138 423735 2128024 318394 2143285 265909 2180508 422246 2240810 272982 2258305 337750 2291061 385768 2323073 430435 2360668 509721 2428042 525354 2472710 488876 2563162 464681 2622719 429691 2677437 460586 2748533 481803 2797295 473614 2829307 393212 2807345 306483 2783895 273726 2827818 295688 2913059 309833 2967777 294943 2984900 235386 2978572 169501 2971499 106967 2935765 25448 2952888 90588 3052646 229803 3024356 305738 3119275 215286 3119647 146051 3119275 79049 3098430 51132 3089869 20609 3081308 4975 3109969 -13636 3144587 24331 3157615 47037 3163943 111061 3181438 160196 3222755 213425 3255139 329933 3326236 457981 3385420 556622 3502301 432669 3472523 339983 3402915 224592 3388771 324722 3495601 453142 3565208 574861 3643004 609479 3664966 644841 3679855 652657 3727501 667919 3819814 712959 3896494 810111 3937067 810856 3937439 805644 3951212 802294 3960890 743110 3963868 696581 3909149 620646 3927017 692858 4001091 753532 4067720 856268 4103082 938531 4131372 1040150 4147377 1099707 4238574 1030472 4256441 978732 4234107 926992 4218102 847334 4193534 769166 4165617 689508 4140677 659358 4131372 626229 4124299 606873 4169711 707748 4179389 768421 4240435 831701 4297759 867435 4330143 896469 4373322 960493 4356944 994366 4348382 1015955 4372578 1012233 4402356 999577 4507325 1078118 4544176 1159636 4564276 1313740 4602616 1442160 4692324 1592169 4741458 1738083 4789104 2833187 5010209 3110499 5032171 4807501 5166546 6028047 4106432 6033630 4091915 6059314 4023797 6122965 3994390 6180661 3957912 6230913 3925900 6284514 3892027 6305359 3837309 6332904 3764724 6254735 3824281 6240218 3796364 6269997 3758768 6316153 3724151 6328437 3681344 6372361 3526496 6466907 3413710 6608355 3326236 6648928 3300924 6675729 3255512 6731191 3248067 6854400 3232061 6815315 3106992 6880456 3051529 6892739 3041107 6903907 2777939 6901673 2763795 6898323 2743322 6883806 2966288 6871150 2948421 6858494 2930182 6839138 2914176 6848444 2890353 6852166 2880303 6849561 2846058 6878223 2873230 6956763 2946932 6870778 2578051 6762459 2568745 6801915 2465637 6801915 2465637 6673123 2451493 6722630 2385980 6722630 2369229 6662700 2346896 6605005 2325306 6540981 2318234 6487752 2285105 6536887 2201353 6550659 2104573 6652278 2063628 6668284 2057300 6679079 2031988 6668656 2017843 6631805 1965359 6684662 1864856 6570015 1854062 6555870 1852573 6542842 1842150 6554009 1827633 6592349 1778126 6545820 1781476 6517531 1775149 6483285 1767704 6444573 1789293 6412934 1762493 6420378 1734203 6447923 1734575 6467279 1725642 6523858 1699213 6570015 1667946 6572621 1600200 6574854 1545482 6580810 1497092 6502641 1480341 6490358 1477736 6484030 1470664 6481796 1461358 6490730 1452424 6499291 1443118 6509713 1436418 6544703 1414457 6556615 1382072 6567037 1348199 6573737 1326610 6581554 1305393 6596816 1286781 6606122 1275242 6617661 1266681 6632178 1261842 6644833 1257375 6648556 1251419 6639994 1240625 6615799 1209729 6606122 1175856 6622127 1136400 6626967 1124489 6623617 1114066 6612077 1109599 6564059 1090616 6552148 1046692 6531675 1009469 6502641 956612 6476213 902639 6456113 845315 6444201 811070 6432662 777197 6440851 739229 6442712 729924 6439362 722107 6434523 715034 6414050 684139 6416656 651383 6432290 617510 6441968 597037 6440851 594431 6416284 595176 6366405 596293 6316898 598154 6267763 591826 6212673 584753 6194806 568375 6236496 521102 6245430 511052 6253246 499885 6257341 487229 6260319 477179 6257713 470106 6248780 465267 6238357 459312 6232774 467501 6226818 473456 6194434 505468 6153861 527430 6115149 551625 6059686 586615 6001246 617510 5951739 659944 5939084 670739 5918611 662550 5917122 644310 5915633 626071 5905583 626071 5890694 630538 5872826 635749 5854959 640960 5837464 646916 5819225 653244 5811036 666644 5809175 683395 5808430 689723 5808803 697539 5815503 698656 5843048 703495 5755201 682278 5746268 667389 5745896 666644 5525907 720246 5458905 754119 Z M 885302 1333310 C 877857 1326982 870040 1321027 862596 1314326 863712 1312837 865201 1311349 866318 1309860 881580 1320282 896841 1330705 912103 1341127 903541 1338522 894235 1335916 885302 1333310 Z M 1140280 787619 C 1231849 850154 1323418 913061 1414987 975596 1413498 977085 1412381 978574 1410892 980063 1310390 927206 1215471 868394 1140280 787619 Z N">
            <draw:equation draw:name="f0" draw:formula="logwidth"/>
            <draw:equation draw:name="f1" draw:formula="logheight"/>
          </draw:enhanced-geometry>
        </draw:custom-shape>
        <draw:frame draw:name="Image 4" draw:style-name="gr5" draw:text-style-name="P9" draw:layer="layout" svg:width="33.866cm" svg:height="19.049cm" svg:x="-0.008cm" svg:y="0cm">
          <draw:image xlink:href="Pictures/1000000100000202000002020DF932322F7AA39C.png" xlink:type="simple" xlink:show="embed" xlink:actuate="onLoad" draw:mime-type="image/png">
            <text:p/>
          </draw:image>
        </draw:frame>
        <draw:custom-shape draw:name="Rectangle 16" draw:style-name="gr6" draw:text-style-name="P10" draw:layer="layout" svg:width="33.866cm" svg:height="8.783cm" svg:x="0cm" svg:y="6.1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pr4" draw:text-style-name="P12" xml:id="id1" draw:id="id1" draw:layer="layout" svg:width="30.291cm" svg:height="9.25cm" svg:x="1.787cm" svg:y="1.787cm" presentation:class="title" presentation:user-transformed="true">
          <draw:text-box>
            <text:p text:style-name="P11"><text:span text:style-name="T3">Mage</text:span></text:p>
          </draw:text-box>
        </draw:frame>
        <draw:line draw:name="Straight Connector 18" draw:style-name="gr7" draw:text-style-name="P9" draw:layer="layout" svg:x1="9.427cm" svg:y1="11.209cm" svg:x2="24.439cm" svg:y2="11.21cm">
          <text:p/>
        </draw:line>
        <anim:par smil:dur="indefinite" smil:restart="never" presentation:node-type="timing-root">
          <anim:seq smil:dur="indefinite" presentation:node-type="main-sequence">
            <anim:par smil:begin="0s" smil:fill="hold">
              <anim:par smil:begin="0s" smil:fill="hold">
                <anim:iterate smil:begin="1s" smil:fill="hold" presentation:node-type="with-previous" presentation:preset-class="entrance" presentation:preset-id="ooo-entrance-fade-in" smil:targetElement="id1" anim:iterate-type="by-letter" anim:iterate-interval="PT00H00M00.1S">
                  <anim:set smil:begin="0s" smil:dur="0.001s" smil:fill="hold" smil:attributeName="visibility" smil:to="visible"/>
                  <anim:transitionFilter smil:dur="0.4s" smil:type="fade" smil:subtype="crossfade"/>
                </anim:iterate>
              </anim:par>
            </anim:par>
          </anim:seq>
        </anim:par>
        <presentation:notes draw:style-name="dp2">
          <draw:page-thumbnail draw:style-name="gr3" draw:layer="layout" svg:width="19.798cm" svg:height="11.136cm" svg:x="0.6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Mage (2)" draw:style-name="dp3" draw:master-page-name="Title_20_and_20_Content" presentation:presentation-page-layout-name="AL2T11">
        <draw:frame draw:name="Titre 1" presentation:style-name="pr6" draw:text-style-name="P13" draw:layer="layout" svg:width="5.276cm" svg:height="3.681cm" svg:x="0.14cm" svg:y="0.942cm" presentation:class="title" presentation:user-transformed="true">
          <draw:text-box>
            <text:p text:style-name="P3"><text:span text:style-name="T4">Mage</text:span></text:p>
          </draw:text-box>
        </draw:frame>
        <draw:frame draw:name="Image 4" draw:style-name="gr8" draw:text-style-name="P9" draw:layer="layout" svg:width="7.619cm" svg:height="7.619cm" svg:x="22.617cm" svg:y="3.604cm">
          <draw:image xlink:href="Pictures/1000000100000202000002025D4369AF2B4DF29B.png" xlink:type="simple" xlink:show="embed" xlink:actuate="onLoad" draw:mime-type="image/png">
            <text:p/>
          </draw:image>
        </draw:frame>
        <draw:frame draw:name="Image 8" draw:style-name="gr8" draw:text-style-name="P9" draw:layer="layout" svg:width="5.43cm" svg:height="5.41cm" svg:x="-0.01cm" svg:y="13.638cm">
          <draw:image xlink:href="Pictures/10000001000001800000017FE3D04147B95042BD.png" xlink:type="simple" xlink:show="embed" xlink:actuate="onLoad" draw:mime-type="image/png">
            <text:p/>
          </draw:image>
        </draw:frame>
        <draw:frame draw:name="Image 9" draw:style-name="gr8" draw:text-style-name="P9" draw:layer="layout" svg:width="5.43cm" svg:height="5.41cm" svg:x="4.512cm" svg:y="13.614cm">
          <draw:image xlink:href="Pictures/10000001000001800000017FC758CFBDE0AC5022.png" xlink:type="simple" xlink:show="embed" xlink:actuate="onLoad" draw:mime-type="image/png">
            <text:p/>
          </draw:image>
          <svg:desc>Une image contenant jouet, LEGO

Description générée automatiquement</svg:desc>
        </draw:frame>
        <draw:frame draw:name="Image 10" draw:style-name="gr8" draw:text-style-name="P9" draw:layer="layout" svg:width="5.43cm" svg:height="5.41cm" svg:x="8.818cm" svg:y="13.614cm">
          <draw:image xlink:href="Pictures/10000001000001800000017FB0C977A1EEE63671.png" xlink:type="simple" xlink:show="embed" xlink:actuate="onLoad" draw:mime-type="image/png">
            <text:p/>
          </draw:image>
          <svg:desc>Une image contenant jouet, LEGO

Description générée automatiquement</svg:desc>
        </draw:frame>
        <draw:frame draw:name="Image 11" draw:style-name="gr8" draw:text-style-name="P9" draw:layer="layout" svg:width="5.43cm" svg:height="5.426cm" svg:x="12.907cm" svg:y="13.594cm">
          <draw:image xlink:href="Pictures/100000010000017F00000180EB658F045B1E0062.png" xlink:type="simple" xlink:show="embed" xlink:actuate="onLoad" draw:mime-type="image/png">
            <text:p/>
          </draw:image>
        </draw:frame>
        <draw:frame draw:name="Image 12" draw:style-name="gr8" draw:text-style-name="P9" draw:layer="layout" svg:width="5.43cm" svg:height="5.426cm" svg:x="17.044cm" svg:y="13.643cm">
          <draw:image xlink:href="Pictures/100000010000018000000181D61B0E378F23A6B9.png" xlink:type="simple" xlink:show="embed" xlink:actuate="onLoad" draw:mime-type="image/png">
            <text:p/>
          </draw:image>
          <svg:desc>Une image contenant LEGO, jouet

Description générée automatiquement</svg:desc>
        </draw:frame>
        <draw:frame draw:name="Image 13" draw:style-name="gr8" draw:text-style-name="P9" draw:layer="layout" svg:width="5.43cm" svg:height="5.391cm" svg:x="21.181cm" svg:y="13.672cm">
          <draw:image xlink:href="Pictures/10000001000001810000017F46D3977AC3570FAB.png" xlink:type="simple" xlink:show="embed" xlink:actuate="onLoad" draw:mime-type="image/png">
            <text:p/>
          </draw:image>
          <svg:desc>Une image contenant jouet

Description générée automatiquement</svg:desc>
        </draw:frame>
        <draw:frame draw:name="Image 14" draw:style-name="gr8" draw:text-style-name="P9" draw:layer="layout" svg:width="5.43cm" svg:height="5.43cm" svg:x="25.294cm" svg:y="13.604cm">
          <draw:image xlink:href="Pictures/10000001000001800000018086FD24B40D411265.png" xlink:type="simple" xlink:show="embed" xlink:actuate="onLoad" draw:mime-type="image/png">
            <text:p/>
          </draw:image>
        </draw:frame>
        <draw:custom-shape draw:name="Connecteur droit avec flèche 15" draw:style-name="gr9" draw:text-style-name="P9" draw:layer="layout" svg:width="0.033cm" svg:height="4.939cm" svg:x="30.023cm" svg:y="13.836cm">
          <text:p/>
          <draw:enhanced-geometry draw:mirror-horizontal="true" draw:mirror-vertical="true" svg:viewBox="0 0 21600 21600" draw:type="mso-spt32" draw:enhanced-path="M 0 0 L 21600 21600 N"/>
        </draw:custom-shape>
        <draw:custom-shape draw:name="ZoneTexte 16" draw:style-name="gr10" draw:text-style-name="P15" draw:layer="layout" svg:width="3.482cm" svg:height="1.017cm" svg:x="30.321cm" svg:y="15.938cm">
          <text:p text:style-name="P14"><text:span text:style-name="T5">32 pix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7" draw:style-name="gr9" draw:text-style-name="P9" draw:layer="layout" svg:width="3.814cm" svg:height="0.013cm" svg:x="26.259cm" svg:y="13.27cm">
          <text:p/>
          <draw:enhanced-geometry draw:mirror-horizontal="false" draw:mirror-vertical="false" svg:viewBox="0 0 21600 21600" draw:type="mso-spt32" draw:enhanced-path="M 0 0 L 21600 21600 N"/>
        </draw:custom-shape>
        <draw:custom-shape draw:name="ZoneTexte 18" draw:style-name="gr10" draw:text-style-name="P15" draw:layer="layout" svg:width="3.482cm" svg:height="1.017cm" svg:x="26.425cm" svg:y="11.849cm">
          <text:p text:style-name="P14"><text:span text:style-name="T5">32 pix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0" draw:style-name="gr8" draw:text-style-name="P9" draw:layer="layout" svg:width="0.846cm" svg:height="0.846cm" svg:x="2.223cm" svg:y="12.277cm">
          <draw:image xlink:href="Pictures/1000000100000020000000203FB1B6195A68490F.png" xlink:type="simple" xlink:show="embed" xlink:actuate="onLoad" draw:mime-type="image/png">
            <text:p/>
          </draw:image>
        </draw:frame>
        <draw:frame draw:name="Image 21" draw:style-name="gr8" draw:text-style-name="P9" draw:layer="layout" svg:width="0.846cm" svg:height="0.846cm" svg:x="3.088cm" svg:y="12.277cm">
          <draw:image xlink:href="Pictures/100000010000002000000020C0AA9DC22C3EDA4A.png" xlink:type="simple" xlink:show="embed" xlink:actuate="onLoad" draw:mime-type="image/png">
            <text:p/>
          </draw:image>
        </draw:frame>
        <draw:frame draw:name="Image 22" draw:style-name="gr8" draw:text-style-name="P9" draw:layer="layout" svg:width="0.846cm" svg:height="0.846cm" svg:x="3.954cm" svg:y="12.277cm">
          <draw:image xlink:href="Pictures/10000001000000200000002045E233FB6B2E2809.png" xlink:type="simple" xlink:show="embed" xlink:actuate="onLoad" draw:mime-type="image/png">
            <text:p/>
          </draw:image>
        </draw:frame>
        <draw:frame draw:name="Image 23" draw:style-name="gr8" draw:text-style-name="P9" draw:layer="layout" svg:width="0.846cm" svg:height="0.846cm" svg:x="1.357cm" svg:y="12.277cm">
          <draw:image xlink:href="Pictures/100000010000002000000020D6AF0EF4D2E120CF.png" xlink:type="simple" xlink:show="embed" xlink:actuate="onLoad" draw:mime-type="image/png">
            <text:p/>
          </draw:image>
        </draw:frame>
        <draw:frame draw:name="Image 24" draw:style-name="gr8" draw:text-style-name="P9" draw:layer="layout" svg:width="0.846cm" svg:height="0.846cm" svg:x="1.357cm" svg:y="11.411cm">
          <draw:image xlink:href="Pictures/1000000100000020000000205FA73CF470AED1D0.png" xlink:type="simple" xlink:show="embed" xlink:actuate="onLoad" draw:mime-type="image/png">
            <text:p/>
          </draw:image>
        </draw:frame>
        <draw:frame draw:name="Image 25" draw:style-name="gr8" draw:text-style-name="P9" draw:layer="layout" svg:width="0.846cm" svg:height="0.846cm" svg:x="2.223cm" svg:y="11.411cm">
          <draw:image xlink:href="Pictures/1000000100000020000000207B5AEEB026269E18.png" xlink:type="simple" xlink:show="embed" xlink:actuate="onLoad" draw:mime-type="image/png">
            <text:p/>
          </draw:image>
        </draw:frame>
        <draw:frame draw:name="Image 26" draw:style-name="gr8" draw:text-style-name="P9" draw:layer="layout" svg:width="0.846cm" svg:height="0.846cm" svg:x="3.088cm" svg:y="11.411cm">
          <draw:image xlink:href="Pictures/1000000100000020000000204E5A4D54111EB667.png" xlink:type="simple" xlink:show="embed" xlink:actuate="onLoad" draw:mime-type="image/png">
            <text:p/>
          </draw:image>
        </draw:frame>
        <draw:frame draw:name="Image 27" draw:style-name="gr8" draw:text-style-name="P9" draw:layer="layout" svg:width="0.846cm" svg:height="0.846cm" svg:x="3.954cm" svg:y="11.411cm">
          <draw:image xlink:href="Pictures/10000001000000200000002039EA57826AEAB954.png" xlink:type="simple" xlink:show="embed" xlink:actuate="onLoad" draw:mime-type="image/png">
            <text:p/>
          </draw:image>
        </draw:frame>
        <draw:frame draw:name="Image 5" draw:style-name="gr8" draw:text-style-name="P9" draw:layer="layout" svg:width="7cm" svg:height="11.429cm" svg:x="12.917cm" svg:y="1.28cm">
          <draw:image xlink:href="Pictures/100000010000019B0000029F43DC7721212A8064.png" xlink:type="simple" xlink:show="embed" xlink:actuate="onLoad" draw:mime-type="image/png">
            <text:p/>
          </draw:image>
          <svg:desc>Une image contenant clipart, graphiques vectoriels

Description générée automatiquement</svg:desc>
        </draw:frame>
        <draw:custom-shape draw:name="Rectangle 5" draw:style-name="gr1" draw:text-style-name="P1" draw:layer="layout" svg:width="2.529cm" svg:height="2.529cm" svg:x="21.704cm" svg:y="10.4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 draw:text-style-name="P1" draw:layer="layout" svg:width="2.529cm" svg:height="7.975cm" svg:x="28.621cm" svg:y="3.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3" presentation:class="page"/>
          <draw:frame presentation:style-name="pr5" draw:text-style-name="P7" draw:layer="layout" svg:width="16.799cm" svg:height="13.364cm" svg:x="2.1cm" svg:y="14.107cm" presentation:class="notes" presentation:placeholder="true">
            <draw:text-box/>
          </draw:frame>
        </presentation:notes>
      </draw:page>
      <draw:page draw:name="Feu Follet" draw:style-name="dp1" draw:master-page-name="Title_20_and_20_Content" presentation:presentation-page-layout-name="AL2T11">
        <draw:custom-shape draw:name="Graphic 1" draw:style-name="gr4" draw:text-style-name="P8" draw:layer="layout" svg:width="19.422cm" svg:height="14.173cm" draw:transform="rotate (-3.14159265358979) translate (26.645cm 15.637cm)">
          <text:p/>
          <draw:enhanced-geometry draw:mirror-horizontal="false" draw:mirror-vertical="true" drawooo:sub-view-size="6886274 5025119" draw:text-areas="0 0 ?f0 ?f1" svg:viewBox="0 0 0 0" draw:type="ooxml-non-primitive" draw:enhanced-path="M 5458905 754119 C 5417216 775336 4594585 1111088 3455557 1027709 3415356 1024731 3377389 1022869 3338677 1021381 2996224 1006119 2660100 998674 2518280 980435 2407355 965918 1840075 843082 1673687 739229 1503578 632771 1343146 515146 1183459 397149 1114224 346153 1040522 299624 977987 241184 915453 182372 855896 121326 788150 66980 768794 51346 749438 34596 721148 31990 714820 31246 708120 31618 701792 32362 694720 33107 689136 36829 686530 43157 683925 50230 688392 54324 693603 58046 697325 60652 701047 64747 705886 65491 736782 69958 748321 92664 762838 112764 769166 121326 775866 128026 764327 140309 754277 151104 764699 156688 775121 159666 789638 163760 806761 163016 823139 176416 761721 177533 735665 142171 707748 109414 697325 97503 690253 83358 681319 69958 670152 53580 657124 52835 640746 67352 626229 80380 619157 79264 614318 61396 606873 33479 589750 13751 560716 3701 554388 1467 546572 -3372 540616 3701 535405 9656 539871 16729 543594 21940 550294 31246 556250 40179 558855 51346 560716 58791 562578 66980 557366 72563 535777 96386 551411 107553 570022 120209 595706 137332 605756 162643 599801 192794 597567 205078 599056 212522 614318 212150 620273 212150 621762 216245 623996 220711 671641 326053 740504 418366 821278 503235 886791 572098 959004 634260 1033822 694562 1036055 696423 1038289 698656 1039406 702378 1004044 694934 973521 679672 944114 662550 865946 617138 800061 558325 733432 500629 692858 465267 651169 431022 606501 399755 599056 394543 593845 387843 588634 381143 585656 377421 581934 374071 575978 375560 568533 377421 567789 383004 567044 388588 564811 406455 569650 422461 578956 437722 603151 476806 638885 506957 675736 535619 723381 572470 769538 610810 811600 652872 814578 655850 820161 657711 818300 666272 791872 646544 766932 627188 741621 608576 716681 589965 691369 571353 666430 553114 660474 548647 654146 542319 645585 547903 636652 553486 637768 562792 640002 570236 647074 592198 659358 611554 675736 628677 731570 685256 795966 734018 855896 786875 888280 815537 918058 846060 946348 877699 952676 884772 952303 891472 950442 899661 942998 932790 954537 943957 991760 937629 1003299 935767 1011116 937629 1018188 945445 1103802 1042225 1205048 1123744 1315601 1196329 1360641 1225735 1407170 1253653 1454443 1279709 1454443 1281570 1454443 1283804 1454443 1285665 1454071 1288270 1453699 1289759 1453327 1291993 1386697 1251792 1320812 1210474 1256416 1166923 1081840 1048926 915080 922367 745715 798786 688764 757096 643724 703867 592356 656966 558111 625699 525354 592943 485526 567259 469148 556836 452025 547530 430063 550136 421502 551253 411824 553486 408846 563164 406240 572842 414057 577309 421130 581403 422991 582520 424852 584009 426713 584009 462075 586242 470264 614532 487015 635005 492226 641333 492598 647661 487015 655105 476964 668505 484037 674461 497437 678183 510837 681906 525354 683022 539871 691584 516793 698656 500787 691212 485898 681906 452397 661433 430808 631282 410335 600387 406240 594431 402890 587731 397307 582892 386884 573214 375717 572098 363062 584009 346311 599643 340356 598526 334772 578426 327327 551253 310577 532269 281915 522219 275960 519985 269632 517007 263304 521846 256604 527430 261070 533013 263676 538225 267398 546414 271865 554603 275215 563164 281171 576937 282288 591454 271121 604854 262931 614532 263676 620860 274471 627560 309088 648405 331050 675578 319138 718012 317277 723968 319511 729924 326583 729551 342217 728435 344822 738113 349289 748163 392840 844571 455747 928695 528332 1007608 600173 1085777 680947 1155756 766932 1222758 742737 1220524 711470 1206752 681319 1190746 601662 1147939 536149 1089871 469520 1032920 422991 993091 377579 952146 325466 917900 319511 914178 315416 909339 312066 903383 309088 898172 304621 893333 296805 895566 288988 898172 288243 904872 288243 910828 289360 933162 295688 953262 309460 971129 336261 1006864 371995 1034781 407729 1062698 457236 1101038 503021 1142728 544338 1189257 514560 1166551 484781 1143472 454630 1120766 431924 1103644 408474 1087265 385396 1070515 379812 1066421 373856 1061954 366040 1067537 358967 1072376 360084 1079449 361573 1086149 367156 1112577 382790 1133794 402146 1152778 425596 1175484 450164 1197074 475475 1218663 448303 1212707 421130 1206752 393957 1201913 406240 1245091 434902 1253653 460586 1260353 495204 1268914 528332 1279709 561089 1291993 574861 1304276 588634 1316188 602034 1328843 615807 1341872 628835 1354900 641863 1368672 651169 1378722 662335 1387284 651541 1404406 646702 1412223 678341 1454658 688392 1457263 689881 1457635 691369 1458008 692486 1458008 714076 1456519 718915 1469175 719287 1485181 719659 1500814 715937 1520170 745343 1512353 748693 1511609 749438 1513842 750926 1516448 782938 1583077 836912 1634445 890141 1685813 893119 1688419 896097 1691024 899074 1693630 843240 1680602 658985 1663851 605012 1669435 556994 1674274 285638 1593128 229431 1545110 221614 1582705 238364 1597594 251765 1614717 270748 1638912 273726 1656035 237992 1675391 135628 1730481 136745 1732342 232781 1807160 237248 1810511 235014 1821305 236131 1828750 211191 1839917 181785 1810883 152007 1842150 280426 1979503 475848 2110157 653030 2213265 509721 2247138 423735 2128024 318394 2143285 265909 2180508 422246 2240810 272982 2258305 337750 2291061 385768 2323073 430435 2360668 509721 2428042 525354 2472710 488876 2563162 464681 2622719 429691 2677437 460586 2748533 481803 2797295 473614 2829307 393212 2807345 306483 2783895 273726 2827818 295688 2913059 309833 2967777 294943 2984900 235386 2978572 169501 2971499 106967 2935765 25448 2952888 90588 3052646 229803 3024356 305738 3119275 215286 3119647 146051 3119275 79049 3098430 51132 3089869 20609 3081308 4975 3109969 -13636 3144587 24331 3157615 47037 3163943 111061 3181438 160196 3222755 213425 3255139 329933 3326236 457981 3385420 556622 3502301 432669 3472523 339983 3402915 224592 3388771 324722 3495601 453142 3565208 574861 3643004 609479 3664966 644841 3679855 652657 3727501 667919 3819814 712959 3896494 810111 3937067 810856 3937439 805644 3951212 802294 3960890 743110 3963868 696581 3909149 620646 3927017 692858 4001091 753532 4067720 856268 4103082 938531 4131372 1040150 4147377 1099707 4238574 1030472 4256441 978732 4234107 926992 4218102 847334 4193534 769166 4165617 689508 4140677 659358 4131372 626229 4124299 606873 4169711 707748 4179389 768421 4240435 831701 4297759 867435 4330143 896469 4373322 960493 4356944 994366 4348382 1015955 4372578 1012233 4402356 999577 4507325 1078118 4544176 1159636 4564276 1313740 4602616 1442160 4692324 1592169 4741458 1738083 4789104 2833187 5010209 3110499 5032171 4807501 5166546 6028047 4106432 6033630 4091915 6059314 4023797 6122965 3994390 6180661 3957912 6230913 3925900 6284514 3892027 6305359 3837309 6332904 3764724 6254735 3824281 6240218 3796364 6269997 3758768 6316153 3724151 6328437 3681344 6372361 3526496 6466907 3413710 6608355 3326236 6648928 3300924 6675729 3255512 6731191 3248067 6854400 3232061 6815315 3106992 6880456 3051529 6892739 3041107 6903907 2777939 6901673 2763795 6898323 2743322 6883806 2966288 6871150 2948421 6858494 2930182 6839138 2914176 6848444 2890353 6852166 2880303 6849561 2846058 6878223 2873230 6956763 2946932 6870778 2578051 6762459 2568745 6801915 2465637 6801915 2465637 6673123 2451493 6722630 2385980 6722630 2369229 6662700 2346896 6605005 2325306 6540981 2318234 6487752 2285105 6536887 2201353 6550659 2104573 6652278 2063628 6668284 2057300 6679079 2031988 6668656 2017843 6631805 1965359 6684662 1864856 6570015 1854062 6555870 1852573 6542842 1842150 6554009 1827633 6592349 1778126 6545820 1781476 6517531 1775149 6483285 1767704 6444573 1789293 6412934 1762493 6420378 1734203 6447923 1734575 6467279 1725642 6523858 1699213 6570015 1667946 6572621 1600200 6574854 1545482 6580810 1497092 6502641 1480341 6490358 1477736 6484030 1470664 6481796 1461358 6490730 1452424 6499291 1443118 6509713 1436418 6544703 1414457 6556615 1382072 6567037 1348199 6573737 1326610 6581554 1305393 6596816 1286781 6606122 1275242 6617661 1266681 6632178 1261842 6644833 1257375 6648556 1251419 6639994 1240625 6615799 1209729 6606122 1175856 6622127 1136400 6626967 1124489 6623617 1114066 6612077 1109599 6564059 1090616 6552148 1046692 6531675 1009469 6502641 956612 6476213 902639 6456113 845315 6444201 811070 6432662 777197 6440851 739229 6442712 729924 6439362 722107 6434523 715034 6414050 684139 6416656 651383 6432290 617510 6441968 597037 6440851 594431 6416284 595176 6366405 596293 6316898 598154 6267763 591826 6212673 584753 6194806 568375 6236496 521102 6245430 511052 6253246 499885 6257341 487229 6260319 477179 6257713 470106 6248780 465267 6238357 459312 6232774 467501 6226818 473456 6194434 505468 6153861 527430 6115149 551625 6059686 586615 6001246 617510 5951739 659944 5939084 670739 5918611 662550 5917122 644310 5915633 626071 5905583 626071 5890694 630538 5872826 635749 5854959 640960 5837464 646916 5819225 653244 5811036 666644 5809175 683395 5808430 689723 5808803 697539 5815503 698656 5843048 703495 5755201 682278 5746268 667389 5745896 666644 5525907 720246 5458905 754119 Z M 885302 1333310 C 877857 1326982 870040 1321027 862596 1314326 863712 1312837 865201 1311349 866318 1309860 881580 1320282 896841 1330705 912103 1341127 903541 1338522 894235 1335916 885302 1333310 Z M 1140280 787619 C 1231849 850154 1323418 913061 1414987 975596 1413498 977085 1412381 978574 1410892 980063 1310390 927206 1215471 868394 1140280 787619 Z N">
            <draw:equation draw:name="f0" draw:formula="logwidth"/>
            <draw:equation draw:name="f1" draw:formula="logheight"/>
          </draw:enhanced-geometry>
        </draw:custom-shape>
        <draw:frame draw:name="Image 4" draw:style-name="gr11" draw:text-style-name="P9" draw:layer="layout" svg:width="33.866cm" svg:height="19.049cm" svg:x="-0.008cm" svg:y="0cm">
          <draw:image xlink:href="Pictures/10000001000001C4000001EC38C3FD582F5A856D.png" xlink:type="simple" xlink:show="embed" xlink:actuate="onLoad" draw:mime-type="image/png">
            <text:p/>
          </draw:image>
        </draw:frame>
        <draw:custom-shape draw:name="Rectangle 25" draw:style-name="gr12" draw:text-style-name="P16" draw:layer="layout" svg:width="33.866cm" svg:height="8.783cm" svg:x="0cm" svg:y="6.1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pr4" draw:text-style-name="P12" xml:id="id2" draw:id="id2" draw:layer="layout" svg:width="30.291cm" svg:height="9.25cm" svg:x="1.787cm" svg:y="1.787cm" presentation:class="title" presentation:user-transformed="true">
          <draw:text-box>
            <text:p text:style-name="P11"><text:span text:style-name="T3">Feu Follet</text:span></text:p>
          </draw:text-box>
        </draw:frame>
        <draw:line draw:name="Straight Connector 27" draw:style-name="gr7" draw:text-style-name="P9" draw:layer="layout" svg:x1="9.427cm" svg:y1="11.209cm" svg:x2="24.439cm" svg:y2="11.21cm">
          <text:p/>
        </draw:line>
        <anim:par smil:dur="indefinite" smil:restart="never" presentation:node-type="timing-root">
          <anim:seq smil:dur="indefinite" presentation:node-type="main-sequence">
            <anim:par smil:begin="0s" smil:fill="hold">
              <anim:par smil:begin="0s" smil:fill="hold">
                <anim:iterate smil:begin="1s" smil:fill="hold" presentation:node-type="with-previous" presentation:preset-class="entrance" presentation:preset-id="ooo-entrance-fade-in" smil:targetElement="id2" anim:iterate-type="by-letter" anim:iterate-interval="PT00H00M00.1S">
                  <anim:set smil:begin="0s" smil:dur="0.001s" smil:fill="hold" smil:attributeName="visibility" smil:to="visible"/>
                  <anim:transitionFilter smil:dur="0.4s" smil:type="fade" smil:subtype="crossfade"/>
                </anim:iterate>
              </anim:par>
            </anim:par>
          </anim:seq>
        </anim:par>
        <presentation:notes draw:style-name="dp2">
          <draw:page-thumbnail draw:style-name="gr3" draw:layer="layout" svg:width="19.798cm" svg:height="11.136cm" svg:x="0.6cm" svg:y="2.257cm" draw:page-number="4" presentation:class="page"/>
          <draw:frame presentation:style-name="pr5" draw:text-style-name="P7" draw:layer="layout" svg:width="16.799cm" svg:height="13.364cm" svg:x="2.1cm" svg:y="14.107cm" presentation:class="notes" presentation:placeholder="true">
            <draw:text-box/>
          </draw:frame>
        </presentation:notes>
      </draw:page>
      <draw:page draw:name="Feu Follet (2)" draw:style-name="dp3" draw:master-page-name="Title_20_and_20_Content" presentation:presentation-page-layout-name="AL2T11">
        <draw:frame draw:name="Titre 1" presentation:style-name="pr6" draw:text-style-name="P13" draw:layer="layout" svg:width="8.384cm" svg:height="3.749cm" svg:x="-0.3cm" svg:y="0.844cm" presentation:class="title" presentation:user-transformed="true">
          <draw:text-box>
            <text:p text:style-name="P3"><text:span text:style-name="T4">Feu Follet</text:span></text:p>
          </draw:text-box>
        </draw:frame>
        <draw:frame draw:name="Image 4" draw:style-name="gr8" draw:text-style-name="P9" draw:layer="layout" svg:width="8.577cm" svg:height="9.332cm" svg:x="9.776cm" svg:y="0.923cm">
          <draw:image xlink:href="Pictures/10000001000001C4000001EC38C3FD582F5A856D.png" xlink:type="simple" xlink:show="embed" xlink:actuate="onLoad" draw:mime-type="image/png">
            <text:p/>
          </draw:image>
        </draw:frame>
        <draw:frame draw:name="Image 5" draw:style-name="gr8" draw:text-style-name="P9" draw:layer="layout" svg:width="6.86cm" svg:height="7.723cm" svg:x="18.514cm" svg:y="2.538cm">
          <draw:image xlink:href="Pictures/10000001000001FD0000023C78AA94089AA95B2E.png" xlink:type="simple" xlink:show="embed" xlink:actuate="onLoad" draw:mime-type="image/png">
            <text:p/>
          </draw:image>
          <svg:desc>Une image contenant objets métalliques, matériel

Description générée automatiquement</svg:desc>
        </draw:frame>
        <draw:frame draw:name="Image 6" draw:style-name="gr8" draw:text-style-name="P9" draw:layer="layout" svg:width="6.489cm" svg:height="7.304cm" svg:x="4.152cm" svg:y="11.705cm">
          <draw:image xlink:href="Pictures/10000001000001FC0000023C79B8F4746A271AEB.png" xlink:type="simple" xlink:show="embed" xlink:actuate="onLoad" draw:mime-type="image/png">
            <text:p/>
          </draw:image>
          <svg:desc>Une image contenant objets métalliques, matériel

Description générée automatiquement</svg:desc>
        </draw:frame>
        <draw:frame draw:name="Image 7" draw:style-name="gr8" draw:text-style-name="P9" draw:layer="layout" svg:width="6.489cm" svg:height="7.315cm" svg:x="10.237cm" svg:y="11.652cm">
          <draw:image xlink:href="Pictures/10000001000001FE0000023FD94FB7619AF02B29.png" xlink:type="simple" xlink:show="embed" xlink:actuate="onLoad" draw:mime-type="image/png">
            <text:p/>
          </draw:image>
          <svg:desc>Une image contenant objets métalliques, matériel

Description générée automatiquement</svg:desc>
        </draw:frame>
        <draw:frame draw:name="Image 8" draw:style-name="gr8" draw:text-style-name="P9" draw:layer="layout" svg:width="6.489cm" svg:height="7.332cm" svg:x="16.828cm" svg:y="11.643cm">
          <draw:image xlink:href="Pictures/10000001000001FD0000023F4C44B448E50257F9.png" xlink:type="simple" xlink:show="embed" xlink:actuate="onLoad" draw:mime-type="image/png">
            <text:p/>
          </draw:image>
          <svg:desc>Une image contenant objets métalliques, graphiques vectoriels

Description générée automatiquement</svg:desc>
        </draw:frame>
        <draw:frame draw:name="Image 9" draw:style-name="gr8" draw:text-style-name="P9" draw:layer="layout" svg:width="6.489cm" svg:height="7.3cm" svg:x="23.49cm" svg:y="11.635cm">
          <draw:image xlink:href="Pictures/10000001000001FE0000023EEE6D9043A1988CA8.png" xlink:type="simple" xlink:show="embed" xlink:actuate="onLoad" draw:mime-type="image/png">
            <text:p/>
          </draw:image>
          <svg:desc>Une image contenant objets métalliques

Description générée automatiquement</svg:desc>
        </draw:frame>
        <draw:custom-shape draw:name="Connecteur droit avec flèche 10" draw:style-name="gr9" draw:text-style-name="P9" draw:layer="layout" svg:width="0.033cm" svg:height="4.939cm" svg:x="30.023cm" svg:y="12.681cm">
          <text:p/>
          <draw:enhanced-geometry draw:mirror-horizontal="true" draw:mirror-vertical="true" svg:viewBox="0 0 21600 21600" draw:type="mso-spt32" draw:enhanced-path="M 0 0 L 21600 21600 N"/>
        </draw:custom-shape>
        <draw:custom-shape draw:name="ZoneTexte 12" draw:style-name="gr10" draw:text-style-name="P15" draw:layer="layout" svg:width="3.482cm" svg:height="1.017cm" svg:x="30.321cm" svg:y="14.783cm">
          <text:p text:style-name="P14"><text:span text:style-name="T5">36 pix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4" draw:style-name="gr9" draw:text-style-name="P9" draw:layer="layout" svg:width="3.814cm" svg:height="0.013cm" svg:x="25.297cm" svg:y="11.25cm">
          <text:p/>
          <draw:enhanced-geometry draw:mirror-horizontal="false" draw:mirror-vertical="false" svg:viewBox="0 0 21600 21600" draw:type="mso-spt32" draw:enhanced-path="M 0 0 L 21600 21600 N"/>
        </draw:custom-shape>
        <draw:custom-shape draw:name="ZoneTexte 16" draw:style-name="gr10" draw:text-style-name="P15" draw:layer="layout" svg:width="3.482cm" svg:height="1.017cm" svg:x="25.463cm" svg:y="9.828cm">
          <text:p text:style-name="P14"><text:span text:style-name="T5">32 pix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8" draw:style-name="gr8" draw:text-style-name="P9" draw:layer="layout" svg:width="0.846cm" svg:height="0.846cm" svg:x="1.381cm" svg:y="12.253cm">
          <draw:image xlink:href="Pictures/10000001000000200000002042774715CE04AF34.png" xlink:type="simple" xlink:show="embed" xlink:actuate="onLoad" draw:mime-type="image/png">
            <text:p/>
          </draw:image>
        </draw:frame>
        <draw:frame draw:name="Image 19" draw:style-name="gr8" draw:text-style-name="P9" draw:layer="layout" svg:width="0.846cm" svg:height="0.846cm" svg:x="2.247cm" svg:y="12.253cm">
          <draw:image xlink:href="Pictures/10000001000000200000002031FDFA15F433F0F1.png" xlink:type="simple" xlink:show="embed" xlink:actuate="onLoad" draw:mime-type="image/png">
            <text:p/>
          </draw:image>
        </draw:frame>
        <draw:frame draw:name="Image 20" draw:style-name="gr8" draw:text-style-name="P9" draw:layer="layout" svg:width="0.846cm" svg:height="0.846cm" svg:x="1.381cm" svg:y="13.119cm">
          <draw:image xlink:href="Pictures/100000010000002000000020A43046B086988611.png" xlink:type="simple" xlink:show="embed" xlink:actuate="onLoad" draw:mime-type="image/png">
            <text:p/>
          </draw:image>
        </draw:frame>
        <draw:frame draw:name="Image 21" draw:style-name="gr8" draw:text-style-name="P9" draw:layer="layout" svg:width="0.846cm" svg:height="0.846cm" svg:x="2.247cm" svg:y="13.119cm">
          <draw:image xlink:href="Pictures/10000001000000200000002037CDC7BD6183B4DF.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5" draw:text-style-name="P7" draw:layer="layout" svg:width="16.799cm" svg:height="13.364cm" svg:x="2.1cm" svg:y="14.107cm" presentation:class="notes" presentation:placeholder="true">
            <draw:text-box/>
          </draw:frame>
        </presentation:notes>
      </draw:page>
      <draw:page draw:name="page6" draw:style-name="dp3" draw:master-page-name="Title_20_and_20_Content" presentation:presentation-page-layout-name="AL2T11">
        <draw:frame presentation:style-name="pr7" draw:layer="layout" svg:width="29.209cm" svg:height="3.681cm" svg:x="2.328cm" svg:y="1.014cm" presentation:class="title" presentation:placeholder="true" presentation:user-transformed="true">
          <draw:text-box/>
        </draw:frame>
        <draw:frame draw:style-name="gr13" draw:layer="layout" svg:width="29.209cm" svg:height="11.556cm" svg:x="2.328cm" svg:y="5.588cm" presentation:class="object" presentation:placeholder="true"/>
        <draw:frame draw:name="Titre 2" presentation:style-name="pr6" draw:text-style-name="P13" draw:layer="layout" svg:width="8.384cm" svg:height="3.749cm" svg:x="14.116cm" svg:y="0.751cm" presentation:class="title" presentation:user-transformed="true">
          <draw:text-box>
            <text:p text:style-name="P3"><text:span text:style-name="T4">Interface</text:span></text:p>
          </draw:text-box>
        </draw:frame>
        <draw:frame draw:style-name="gr14" draw:text-style-name="P17" draw:layer="layout" svg:width="34.365cm" svg:height="19.33cm" svg:x="-0.5cm" svg:y="0cm">
          <draw:image xlink:href="Pictures/1000000100000780000004386F35222F0C164634.png" xlink:type="simple" xlink:show="embed" xlink:actuate="onLoad" draw:mime-type="image/png">
            <text:p/>
          </draw:image>
        </draw:frame>
        <draw:frame draw:name="Titre 3" presentation:style-name="pr6" draw:text-style-name="P13" draw:layer="layout" svg:width="8.384cm" svg:height="3.749cm" svg:x="14.616cm" svg:y="0.5cm" presentation:class="title" presentation:user-transformed="true">
          <draw:text-box>
            <text:p text:style-name="P3"><text:span text:style-name="T4">Interface</text:span></text:p>
          </draw:text-box>
        </draw:frame>
        <presentation:notes draw:style-name="dp2">
          <draw:page-thumbnail draw:style-name="gr3" draw:layer="layout" svg:width="19.798cm" svg:height="11.136cm" svg:x="0.6cm" svg:y="2.257cm" draw:page-number="6" presentation:class="page"/>
          <draw:frame presentation:style-name="pr5" draw:text-style-name="P7" draw:layer="layout" svg:width="16.799cm" svg:height="13.364cm" svg:x="2.1cm" svg:y="14.107cm" presentation:class="notes" presentation:placeholder="true">
            <draw:text-box/>
          </draw:frame>
        </presentation:notes>
      </draw:page>
      <draw:page draw:name="page7" draw:style-name="dp3" draw:master-page-name="Title_20_and_20_Content" presentation:presentation-page-layout-name="AL2T11">
        <draw:frame draw:style-name="gr14" draw:text-style-name="P17" draw:layer="layout" svg:width="33.301cm" svg:height="6.246cm" svg:x="0.5cm" svg:y="12.5cm">
          <draw:image xlink:href="Pictures/100000010000167D0000043878C5F50307F324AD.png" xlink:type="simple" xlink:show="embed" xlink:actuate="onLoad" draw:mime-type="image/png">
            <text:p/>
          </draw:image>
        </draw:frame>
        <draw:frame draw:name="Titre 4" presentation:style-name="pr6" draw:text-style-name="P13" draw:layer="layout" svg:width="10.384cm" svg:height="3.749cm" svg:x="12.5cm" svg:y="6.5cm" presentation:class="title" presentation:user-transformed="true">
          <draw:text-box>
            <text:p text:style-name="P3"><text:span text:style-name="T4">Background</text:span></text:p>
          </draw:text-box>
        </draw:frame>
        <presentation:notes draw:style-name="dp2">
          <draw:page-thumbnail draw:style-name="gr3" draw:layer="layout" svg:width="19.798cm" svg:height="11.136cm" svg:x="0.6cm" svg:y="2.257cm" draw:page-number="7"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entury Gothic" svg:font-family="'Century Gothic'" style:font-pitch="variable"/>
    <style:font-face style:name="Century Gothic1" svg:font-family="'Century Gothic'"/>
    <style:font-face style:name="Elephant" svg:font-family="Elephant"/>
    <style:font-face style:name="Elephant1" svg:font-family="Elephant"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axial" draw:start-color="#000000" draw:end-color="#000000" draw:start-intensity="100%" draw:end-intensity="100%" draw:angle="18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Bitmap_20_1" draw:display-name="Bitmap 1" xlink:href="Pictures/10000000000008000000040025C55E78E125A344.jpg" xlink:type="simple" xlink:show="embed" xlink:actuate="onLoad"/>
    <draw:opacity draw:name="msTransGradient_20_1" draw:display-name="msTransGradient 1" draw:style="axial" draw:start="35%" draw:end="0%" draw:angle="180deg" draw:border="0%"/>
    <draw:opacity draw:name="msTransGradient_20_2" draw:display-name="msTransGradient 2" draw:style="axial" draw:start="35%" draw:end="0%" draw:angle="18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1" fo:font-family="'Century Gothic'" fo:font-size="2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entury Gothic1" fo:font-family="'Century Gothic'"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entury Gothic1" fo:font-family="'Century Gothic'"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entury Gothic1" fo:font-family="'Century Gothic'"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1" fo:font-family="'Century Gothic'"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1" fo:font-family="'Century Gothic'" fo:font-size="2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entury Gothic1" fo:font-family="'Century Gothic'"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entury Gothic1" fo:font-family="'Century Gothic'"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entury Gothic1" fo:font-family="'Century Gothic'"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1" fo:font-family="'Century Gothic'"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91cm" draw:stroke-linejoin="miter" svg:stroke-linecap="butt" draw:fill="solid" draw:fill-color="#43b0a9" draw:opacity="20%"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43b0a9" draw:opacity="20%"/>
      <style:paragraph-properties fo:text-align="start" style:font-independent-line-spacing="true"/>
      <style:text-properties fo:font-size="18pt"/>
    </style:style>
    <style:style style:name="MP6" style:family="paragraph">
      <style:paragraph-properties fo:margin-top="0cm" fo:margin-bottom="0cm" fo:line-height="90%" fo:text-align="start" style:punctuation-wrap="hanging" style:writing-mode="lr-tb"/>
      <style:text-properties fo:font-size="48pt" fo:hyphenate="false"/>
    </style:style>
    <style:style style:name="MP7" style:family="paragraph">
      <loext:graphic-properties draw:fill="none"/>
      <style:paragraph-properties fo:text-align="start" style:font-independent-line-spacing="true"/>
      <style:text-properties fo:font-size="48pt"/>
    </style:style>
    <style:style style:name="MP8"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margin-top="0cm" fo:margin-bottom="0cm" fo:line-height="90%" fo:text-align="start" style:punctuation-wrap="hanging" style:writing-mode="lr-tb"/>
      <style:text-properties fo:font-size="40pt" fo:hyphenate="false"/>
    </style:style>
    <style:style style:name="MP12" style:family="paragraph">
      <loext:graphic-properties draw:fill="none"/>
      <style:paragraph-properties fo:text-align="start" style:font-independent-line-spacing="true"/>
      <style:text-properties fo:font-size="40pt"/>
    </style:style>
    <style:style style:name="MP13" style:family="paragraph">
      <style:paragraph-properties fo:margin-left="0cm" fo:margin-right="0cm" fo:margin-top="0.353cm" fo:margin-bottom="0cm" fo:line-height="100%" fo:text-align="start" fo:text-indent="0cm" style:punctuation-wrap="hanging" style:writing-mode="lr-tb"/>
      <style:text-properties fo:font-size="28pt" fo:hyphenate="false"/>
    </style:style>
    <style:style style:name="MP14" style:family="paragraph">
      <style:paragraph-properties fo:margin-left="0cm" fo:margin-right="0cm" fo:margin-top="0.176cm" fo:margin-bottom="0cm" fo:line-height="100%" fo:text-align="start" fo:text-indent="0cm" style:punctuation-wrap="hanging" style:writing-mode="lr-tb"/>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loext:opacity="100%" style:text-line-through-style="none" style:text-line-through-type="none" style:text-position="0% 100%" style:font-name="Elephant" fo:font-size="48pt" fo:letter-spacing="normal" fo:language="en" fo:country="US" fo:font-style="italic" style:text-underline-style="none" fo:font-weight="normal" fo:background-color="transparent" style:font-size-asian="48pt" style:font-style-asian="italic" style:font-weight-asian="normal" style:font-size-complex="48pt" style:font-style-complex="italic" style:font-weight-complex="normal"/>
    </style:style>
    <style:style style:name="MT2" style:family="text">
      <style:text-properties fo:font-variant="normal" fo:text-transform="none" fo:color="#8b8b8b" loext:opacity="100%" style:text-line-through-style="none" style:text-line-through-type="none" style:text-position="0% 100%" style:font-name="Century Gothic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Elephant" fo:font-size="40pt" fo:letter-spacing="normal" fo:language="en" fo:country="US" fo:font-style="italic" style:text-underline-style="none" fo:font-weight="normal" fo:background-color="transparent" style:font-size-asian="40pt" style:font-style-asian="italic" style:font-weight-asian="normal" style:font-size-complex="40pt" style:font-style-complex="italic" style:font-weight-complex="normal"/>
    </style:style>
    <style:style style:name="MT4" style:family="text">
      <style:text-properties fo:font-variant="normal" fo:text-transform="none" fo:color="#000000" loext:opacity="100%" style:text-line-through-style="none" style:text-line-through-type="none" style:text-position="0% 100%" style:font-name="Century Gothic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entury Gothic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entury Gothic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entury Gothic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Title_20_Slide" style:display-name="Title Slide" style:page-layout-name="PM1" draw:style-name="Mdp1">
      <draw:custom-shape draw:name="Graphic 1" draw:style-name="Mgr3" draw:text-style-name="MP5" draw:layer="backgroundobjects" svg:width="19.422cm" svg:height="14.173cm" draw:transform="rotate (-3.14159265358979) translate (26.645cm 15.637cm)">
        <text:p><text:span text:style-name="MT7"/></text:p>
        <draw:enhanced-geometry draw:mirror-horizontal="false" draw:mirror-vertical="true" drawooo:sub-view-size="6886274 5025119" draw:text-areas="0 0 ?f430 ?f431" svg:viewBox="0 0 0 0" draw:type="ooxml-non-primitive" draw:enhanced-path="M 5458905 754119 C 5417216 775336 4594585 1111088 3455557 1027709 3415356 1024731 3377389 1022869 3338677 1021381 2996224 1006119 2660100 998674 2518280 980435 2407355 965918 1840075 843082 1673687 739229 1503578 632771 1343146 515146 1183459 397149 1114224 346153 1040522 299624 977987 241184 915453 182372 855896 121326 788150 66980 768794 51346 749438 34596 721148 31990 714820 31246 708120 31618 701792 32362 694720 33107 689136 36829 686530 43157 683925 50230 688392 54324 693603 58046 697325 60652 701047 64747 705886 65491 736782 69958 748321 92664 762838 112764 769166 121326 775866 128026 764327 140309 754277 151104 764699 156688 775121 159666 789638 163760 806761 163016 823139 176416 761721 177533 735665 142171 707748 109414 697325 97503 690253 83358 681319 69958 670152 53580 657124 52835 640746 67352 626229 80380 619157 79264 614318 61396 606873 33479 589750 13751 560716 3701 554388 1467 546572 -3372 540616 3701 535405 9656 539871 16729 543594 21940 550294 31246 556250 40179 558855 51346 560716 58791 562578 66980 557366 72563 535777 96386 551411 107553 570022 120209 595706 137332 605756 162643 599801 192794 597567 205078 599056 212522 614318 212150 620273 212150 621762 216245 623996 220711 671641 326053 740504 418366 821278 503235 886791 572098 959004 634260 1033822 694562 1036055 696423 1038289 698656 1039406 702378 1004044 694934 973521 679672 944114 662550 865946 617138 800061 558325 733432 500629 692858 465267 651169 431022 606501 399755 599056 394543 593845 387843 588634 381143 585656 377421 581934 374071 575978 375560 568533 377421 567789 383004 567044 388588 564811 406455 569650 422461 578956 437722 603151 476806 638885 506957 675736 535619 723381 572470 769538 610810 811600 652872 814578 655850 820161 657711 818300 666272 791872 646544 766932 627188 741621 608576 716681 589965 691369 571353 666430 553114 660474 548647 654146 542319 645585 547903 636652 553486 637768 562792 640002 570236 647074 592198 659358 611554 675736 628677 731570 685256 795966 734018 855896 786875 888280 815537 918058 846060 946348 877699 952676 884772 952303 891472 950442 899661 942998 932790 954537 943957 991760 937629 1003299 935767 1011116 937629 1018188 945445 1103802 1042225 1205048 1123744 1315601 1196329 1360641 1225735 1407170 1253653 1454443 1279709 1454443 1281570 1454443 1283804 1454443 1285665 1454071 1288270 1453699 1289759 1453327 1291993 1386697 1251792 1320812 1210474 1256416 1166923 1081840 1048926 915080 922367 745715 798786 688764 757096 643724 703867 592356 656966 558111 625699 525354 592943 485526 567259 469148 556836 452025 547530 430063 550136 421502 551253 411824 553486 408846 563164 406240 572842 414057 577309 421130 581403 422991 582520 424852 584009 426713 584009 462075 586242 470264 614532 487015 635005 492226 641333 492598 647661 487015 655105 476964 668505 484037 674461 497437 678183 510837 681906 525354 683022 539871 691584 516793 698656 500787 691212 485898 681906 452397 661433 430808 631282 410335 600387 406240 594431 402890 587731 397307 582892 386884 573214 375717 572098 363062 584009 346311 599643 340356 598526 334772 578426 327327 551253 310577 532269 281915 522219 275960 519985 269632 517007 263304 521846 256604 527430 261070 533013 263676 538225 267398 546414 271865 554603 275215 563164 281171 576937 282288 591454 271121 604854 262931 614532 263676 620860 274471 627560 309088 648405 331050 675578 319138 718012 317277 723968 319511 729924 326583 729551 342217 728435 344822 738113 349289 748163 392840 844571 455747 928695 528332 1007608 600173 1085777 680947 1155756 766932 1222758 742737 1220524 711470 1206752 681319 1190746 601662 1147939 536149 1089871 469520 1032920 422991 993091 377579 952146 325466 917900 319511 914178 315416 909339 312066 903383 309088 898172 304621 893333 296805 895566 288988 898172 288243 904872 288243 910828 289360 933162 295688 953262 309460 971129 336261 1006864 371995 1034781 407729 1062698 457236 1101038 503021 1142728 544338 1189257 514560 1166551 484781 1143472 454630 1120766 431924 1103644 408474 1087265 385396 1070515 379812 1066421 373856 1061954 366040 1067537 358967 1072376 360084 1079449 361573 1086149 367156 1112577 382790 1133794 402146 1152778 425596 1175484 450164 1197074 475475 1218663 448303 1212707 421130 1206752 393957 1201913 406240 1245091 434902 1253653 460586 1260353 495204 1268914 528332 1279709 561089 1291993 574861 1304276 588634 1316188 602034 1328843 615807 1341872 628835 1354900 641863 1368672 651169 1378722 662335 1387284 651541 1404406 646702 1412223 678341 1454658 688392 1457263 689881 1457635 691369 1458008 692486 1458008 714076 1456519 718915 1469175 719287 1485181 719659 1500814 715937 1520170 745343 1512353 748693 1511609 749438 1513842 750926 1516448 782938 1583077 836912 1634445 890141 1685813 893119 1688419 896097 1691024 899074 1693630 843240 1680602 658985 1663851 605012 1669435 556994 1674274 285638 1593128 229431 1545110 221614 1582705 238364 1597594 251765 1614717 270748 1638912 273726 1656035 237992 1675391 135628 1730481 136745 1732342 232781 1807160 237248 1810511 235014 1821305 236131 1828750 211191 1839917 181785 1810883 152007 1842150 280426 1979503 475848 2110157 653030 2213265 509721 2247138 423735 2128024 318394 2143285 265909 2180508 422246 2240810 272982 2258305 337750 2291061 385768 2323073 430435 2360668 509721 2428042 525354 2472710 488876 2563162 464681 2622719 429691 2677437 460586 2748533 481803 2797295 473614 2829307 393212 2807345 306483 2783895 273726 2827818 295688 2913059 309833 2967777 294943 2984900 235386 2978572 169501 2971499 106967 2935765 25448 2952888 90588 3052646 229803 3024356 305738 3119275 215286 3119647 146051 3119275 79049 3098430 51132 3089869 20609 3081308 4975 3109969 -13636 3144587 24331 3157615 47037 3163943 111061 3181438 160196 3222755 213425 3255139 329933 3326236 457981 3385420 556622 3502301 432669 3472523 339983 3402915 224592 3388771 324722 3495601 453142 3565208 574861 3643004 609479 3664966 644841 3679855 652657 3727501 667919 3819814 712959 3896494 810111 3937067 810856 3937439 805644 3951212 802294 3960890 743110 3963868 696581 3909149 620646 3927017 692858 4001091 753532 4067720 856268 4103082 938531 4131372 1040150 4147377 1099707 4238574 1030472 4256441 978732 4234107 926992 4218102 847334 4193534 769166 4165617 689508 4140677 659358 4131372 626229 4124299 606873 4169711 707748 4179389 768421 4240435 831701 4297759 867435 4330143 896469 4373322 960493 4356944 994366 4348382 1015955 4372578 1012233 4402356 999577 4507325 1078118 4544176 1159636 4564276 1313740 4602616 1442160 4692324 1592169 4741458 1738083 4789104 2833187 5010209 3110499 5032171 4807501 5166546 6028047 4106432 6033630 4091915 6059314 4023797 6122965 3994390 6180661 3957912 6230913 3925900 6284514 3892027 6305359 3837309 6332904 3764724 6254735 3824281 6240218 3796364 6269997 3758768 6316153 3724151 6328437 3681344 6372361 3526496 6466907 3413710 6608355 3326236 6648928 3300924 6675729 3255512 6731191 3248067 6854400 3232061 6815315 3106992 6880456 3051529 6892739 3041107 6903907 2777939 6901673 2763795 6898323 2743322 6883806 2966288 6871150 2948421 6858494 2930182 6839138 2914176 6848444 2890353 6852166 2880303 6849561 2846058 6878223 2873230 6956763 2946932 6870778 2578051 6762459 2568745 6801915 2465637 6801915 2465637 6673123 2451493 6722630 2385980 6722630 2369229 6662700 2346896 6605005 2325306 6540981 2318234 6487752 2285105 6536887 2201353 6550659 2104573 6652278 2063628 6668284 2057300 6679079 2031988 6668656 2017843 6631805 1965359 6684662 1864856 6570015 1854062 6555870 1852573 6542842 1842150 6554009 1827633 6592349 1778126 6545820 1781476 6517531 1775149 6483285 1767704 6444573 1789293 6412934 1762493 6420378 1734203 6447923 1734575 6467279 1725642 6523858 1699213 6570015 1667946 6572621 1600200 6574854 1545482 6580810 1497092 6502641 1480341 6490358 1477736 6484030 1470664 6481796 1461358 6490730 1452424 6499291 1443118 6509713 1436418 6544703 1414457 6556615 1382072 6567037 1348199 6573737 1326610 6581554 1305393 6596816 1286781 6606122 1275242 6617661 1266681 6632178 1261842 6644833 1257375 6648556 1251419 6639994 1240625 6615799 1209729 6606122 1175856 6622127 1136400 6626967 1124489 6623617 1114066 6612077 1109599 6564059 1090616 6552148 1046692 6531675 1009469 6502641 956612 6476213 902639 6456113 845315 6444201 811070 6432662 777197 6440851 739229 6442712 729924 6439362 722107 6434523 715034 6414050 684139 6416656 651383 6432290 617510 6441968 597037 6440851 594431 6416284 595176 6366405 596293 6316898 598154 6267763 591826 6212673 584753 6194806 568375 6236496 521102 6245430 511052 6253246 499885 6257341 487229 6260319 477179 6257713 470106 6248780 465267 6238357 459312 6232774 467501 6226818 473456 6194434 505468 6153861 527430 6115149 551625 6059686 586615 6001246 617510 5951739 659944 5939084 670739 5918611 662550 5917122 644310 5915633 626071 5905583 626071 5890694 630538 5872826 635749 5854959 640960 5837464 646916 5819225 653244 5811036 666644 5809175 683395 5808430 689723 5808803 697539 5815503 698656 5843048 703495 5755201 682278 5746268 667389 5745896 666644 5525907 720246 5458905 754119 Z M 885302 1333310 C 877857 1326982 870040 1321027 862596 1314326 863712 1312837 865201 1311349 866318 1309860 881580 1320282 896841 1330705 912103 1341127 903541 1338522 894235 1335916 885302 1333310 Z M 1140280 787619 C 1231849 850154 1323418 913061 1414987 975596 1413498 977085 1412381 978574 1410892 980063 1310390 927206 1215471 868394 1140280 787619 Z N">
          <draw:equation draw:name="f0" draw:formula="5458905*logwidth/6886274"/>
          <draw:equation draw:name="f1" draw:formula="754119*logheight/5025119"/>
          <draw:equation draw:name="f2" draw:formula="3455557*logwidth/6886274"/>
          <draw:equation draw:name="f3" draw:formula="1027709*logheight/5025119"/>
          <draw:equation draw:name="f4" draw:formula="3338677*logwidth/6886274"/>
          <draw:equation draw:name="f5" draw:formula="1021381*logheight/5025119"/>
          <draw:equation draw:name="f6" draw:formula="2518280*logwidth/6886274"/>
          <draw:equation draw:name="f7" draw:formula="980435*logheight/5025119"/>
          <draw:equation draw:name="f8" draw:formula="1673687*logwidth/6886274"/>
          <draw:equation draw:name="f9" draw:formula="739229*logheight/5025119"/>
          <draw:equation draw:name="f10" draw:formula="1183459*logwidth/6886274"/>
          <draw:equation draw:name="f11" draw:formula="397149*logheight/5025119"/>
          <draw:equation draw:name="f12" draw:formula="977987*logwidth/6886274"/>
          <draw:equation draw:name="f13" draw:formula="241184*logheight/5025119"/>
          <draw:equation draw:name="f14" draw:formula="788150*logwidth/6886274"/>
          <draw:equation draw:name="f15" draw:formula="66980*logheight/5025119"/>
          <draw:equation draw:name="f16" draw:formula="721148*logwidth/6886274"/>
          <draw:equation draw:name="f17" draw:formula="31990*logheight/5025119"/>
          <draw:equation draw:name="f18" draw:formula="701792*logwidth/6886274"/>
          <draw:equation draw:name="f19" draw:formula="32362*logheight/5025119"/>
          <draw:equation draw:name="f20" draw:formula="686530*logwidth/6886274"/>
          <draw:equation draw:name="f21" draw:formula="43157*logheight/5025119"/>
          <draw:equation draw:name="f22" draw:formula="693603*logwidth/6886274"/>
          <draw:equation draw:name="f23" draw:formula="58046*logheight/5025119"/>
          <draw:equation draw:name="f24" draw:formula="705886*logwidth/6886274"/>
          <draw:equation draw:name="f25" draw:formula="65491*logheight/5025119"/>
          <draw:equation draw:name="f26" draw:formula="762838*logwidth/6886274"/>
          <draw:equation draw:name="f27" draw:formula="112764*logheight/5025119"/>
          <draw:equation draw:name="f28" draw:formula="764327*logwidth/6886274"/>
          <draw:equation draw:name="f29" draw:formula="140309*logheight/5025119"/>
          <draw:equation draw:name="f30" draw:formula="775121*logwidth/6886274"/>
          <draw:equation draw:name="f31" draw:formula="159666*logheight/5025119"/>
          <draw:equation draw:name="f32" draw:formula="823139*logwidth/6886274"/>
          <draw:equation draw:name="f33" draw:formula="176416*logheight/5025119"/>
          <draw:equation draw:name="f34" draw:formula="707748*logwidth/6886274"/>
          <draw:equation draw:name="f35" draw:formula="109414*logheight/5025119"/>
          <draw:equation draw:name="f36" draw:formula="681319*logwidth/6886274"/>
          <draw:equation draw:name="f37" draw:formula="69958*logheight/5025119"/>
          <draw:equation draw:name="f38" draw:formula="640746*logwidth/6886274"/>
          <draw:equation draw:name="f39" draw:formula="67352*logheight/5025119"/>
          <draw:equation draw:name="f40" draw:formula="614318*logwidth/6886274"/>
          <draw:equation draw:name="f41" draw:formula="61396*logheight/5025119"/>
          <draw:equation draw:name="f42" draw:formula="560716*logwidth/6886274"/>
          <draw:equation draw:name="f43" draw:formula="3701*logheight/5025119"/>
          <draw:equation draw:name="f44" draw:formula="540616*logwidth/6886274"/>
          <draw:equation draw:name="f45" draw:formula="3701*logheight/5025119"/>
          <draw:equation draw:name="f46" draw:formula="543594*logwidth/6886274"/>
          <draw:equation draw:name="f47" draw:formula="21940*logheight/5025119"/>
          <draw:equation draw:name="f48" draw:formula="558855*logwidth/6886274"/>
          <draw:equation draw:name="f49" draw:formula="51346*logheight/5025119"/>
          <draw:equation draw:name="f50" draw:formula="557366*logwidth/6886274"/>
          <draw:equation draw:name="f51" draw:formula="72563*logheight/5025119"/>
          <draw:equation draw:name="f52" draw:formula="570022*logwidth/6886274"/>
          <draw:equation draw:name="f53" draw:formula="120209*logheight/5025119"/>
          <draw:equation draw:name="f54" draw:formula="599801*logwidth/6886274"/>
          <draw:equation draw:name="f55" draw:formula="192794*logheight/5025119"/>
          <draw:equation draw:name="f56" draw:formula="614318*logwidth/6886274"/>
          <draw:equation draw:name="f57" draw:formula="212150*logheight/5025119"/>
          <draw:equation draw:name="f58" draw:formula="623996*logwidth/6886274"/>
          <draw:equation draw:name="f59" draw:formula="220711*logheight/5025119"/>
          <draw:equation draw:name="f60" draw:formula="821278*logwidth/6886274"/>
          <draw:equation draw:name="f61" draw:formula="503235*logheight/5025119"/>
          <draw:equation draw:name="f62" draw:formula="1033822*logwidth/6886274"/>
          <draw:equation draw:name="f63" draw:formula="694562*logheight/5025119"/>
          <draw:equation draw:name="f64" draw:formula="1039406*logwidth/6886274"/>
          <draw:equation draw:name="f65" draw:formula="702378*logheight/5025119"/>
          <draw:equation draw:name="f66" draw:formula="944114*logwidth/6886274"/>
          <draw:equation draw:name="f67" draw:formula="662550*logheight/5025119"/>
          <draw:equation draw:name="f68" draw:formula="733432*logwidth/6886274"/>
          <draw:equation draw:name="f69" draw:formula="500629*logheight/5025119"/>
          <draw:equation draw:name="f70" draw:formula="606501*logwidth/6886274"/>
          <draw:equation draw:name="f71" draw:formula="399755*logheight/5025119"/>
          <draw:equation draw:name="f72" draw:formula="588634*logwidth/6886274"/>
          <draw:equation draw:name="f73" draw:formula="381143*logheight/5025119"/>
          <draw:equation draw:name="f74" draw:formula="575978*logwidth/6886274"/>
          <draw:equation draw:name="f75" draw:formula="375560*logheight/5025119"/>
          <draw:equation draw:name="f76" draw:formula="567044*logwidth/6886274"/>
          <draw:equation draw:name="f77" draw:formula="388588*logheight/5025119"/>
          <draw:equation draw:name="f78" draw:formula="578956*logwidth/6886274"/>
          <draw:equation draw:name="f79" draw:formula="437722*logheight/5025119"/>
          <draw:equation draw:name="f80" draw:formula="675736*logwidth/6886274"/>
          <draw:equation draw:name="f81" draw:formula="535619*logheight/5025119"/>
          <draw:equation draw:name="f82" draw:formula="811600*logwidth/6886274"/>
          <draw:equation draw:name="f83" draw:formula="652872*logheight/5025119"/>
          <draw:equation draw:name="f84" draw:formula="818300*logwidth/6886274"/>
          <draw:equation draw:name="f85" draw:formula="666272*logheight/5025119"/>
          <draw:equation draw:name="f86" draw:formula="741621*logwidth/6886274"/>
          <draw:equation draw:name="f87" draw:formula="608576*logheight/5025119"/>
          <draw:equation draw:name="f88" draw:formula="666430*logwidth/6886274"/>
          <draw:equation draw:name="f89" draw:formula="553114*logheight/5025119"/>
          <draw:equation draw:name="f90" draw:formula="645585*logwidth/6886274"/>
          <draw:equation draw:name="f91" draw:formula="547903*logheight/5025119"/>
          <draw:equation draw:name="f92" draw:formula="640002*logwidth/6886274"/>
          <draw:equation draw:name="f93" draw:formula="570236*logheight/5025119"/>
          <draw:equation draw:name="f94" draw:formula="675736*logwidth/6886274"/>
          <draw:equation draw:name="f95" draw:formula="628677*logheight/5025119"/>
          <draw:equation draw:name="f96" draw:formula="855896*logwidth/6886274"/>
          <draw:equation draw:name="f97" draw:formula="786875*logheight/5025119"/>
          <draw:equation draw:name="f98" draw:formula="946348*logwidth/6886274"/>
          <draw:equation draw:name="f99" draw:formula="877699*logheight/5025119"/>
          <draw:equation draw:name="f100" draw:formula="950442*logwidth/6886274"/>
          <draw:equation draw:name="f101" draw:formula="899661*logheight/5025119"/>
          <draw:equation draw:name="f102" draw:formula="991760*logwidth/6886274"/>
          <draw:equation draw:name="f103" draw:formula="937629*logheight/5025119"/>
          <draw:equation draw:name="f104" draw:formula="1018188*logwidth/6886274"/>
          <draw:equation draw:name="f105" draw:formula="945445*logheight/5025119"/>
          <draw:equation draw:name="f106" draw:formula="1315601*logwidth/6886274"/>
          <draw:equation draw:name="f107" draw:formula="1196329*logheight/5025119"/>
          <draw:equation draw:name="f108" draw:formula="1454443*logwidth/6886274"/>
          <draw:equation draw:name="f109" draw:formula="1279709*logheight/5025119"/>
          <draw:equation draw:name="f110" draw:formula="1454443*logwidth/6886274"/>
          <draw:equation draw:name="f111" draw:formula="1285665*logheight/5025119"/>
          <draw:equation draw:name="f112" draw:formula="1453327*logwidth/6886274"/>
          <draw:equation draw:name="f113" draw:formula="1291993*logheight/5025119"/>
          <draw:equation draw:name="f114" draw:formula="1256416*logwidth/6886274"/>
          <draw:equation draw:name="f115" draw:formula="1166923*logheight/5025119"/>
          <draw:equation draw:name="f116" draw:formula="745715*logwidth/6886274"/>
          <draw:equation draw:name="f117" draw:formula="798786*logheight/5025119"/>
          <draw:equation draw:name="f118" draw:formula="592356*logwidth/6886274"/>
          <draw:equation draw:name="f119" draw:formula="656966*logheight/5025119"/>
          <draw:equation draw:name="f120" draw:formula="485526*logwidth/6886274"/>
          <draw:equation draw:name="f121" draw:formula="567259*logheight/5025119"/>
          <draw:equation draw:name="f122" draw:formula="430063*logwidth/6886274"/>
          <draw:equation draw:name="f123" draw:formula="550136*logheight/5025119"/>
          <draw:equation draw:name="f124" draw:formula="408846*logwidth/6886274"/>
          <draw:equation draw:name="f125" draw:formula="563164*logheight/5025119"/>
          <draw:equation draw:name="f126" draw:formula="421130*logwidth/6886274"/>
          <draw:equation draw:name="f127" draw:formula="581403*logheight/5025119"/>
          <draw:equation draw:name="f128" draw:formula="426713*logwidth/6886274"/>
          <draw:equation draw:name="f129" draw:formula="584009*logheight/5025119"/>
          <draw:equation draw:name="f130" draw:formula="487015*logwidth/6886274"/>
          <draw:equation draw:name="f131" draw:formula="635005*logheight/5025119"/>
          <draw:equation draw:name="f132" draw:formula="487015*logwidth/6886274"/>
          <draw:equation draw:name="f133" draw:formula="655105*logheight/5025119"/>
          <draw:equation draw:name="f134" draw:formula="497437*logwidth/6886274"/>
          <draw:equation draw:name="f135" draw:formula="678183*logheight/5025119"/>
          <draw:equation draw:name="f136" draw:formula="539871*logwidth/6886274"/>
          <draw:equation draw:name="f137" draw:formula="691584*logheight/5025119"/>
          <draw:equation draw:name="f138" draw:formula="485898*logwidth/6886274"/>
          <draw:equation draw:name="f139" draw:formula="681906*logheight/5025119"/>
          <draw:equation draw:name="f140" draw:formula="410335*logwidth/6886274"/>
          <draw:equation draw:name="f141" draw:formula="600387*logheight/5025119"/>
          <draw:equation draw:name="f142" draw:formula="397307*logwidth/6886274"/>
          <draw:equation draw:name="f143" draw:formula="582892*logheight/5025119"/>
          <draw:equation draw:name="f144" draw:formula="363062*logwidth/6886274"/>
          <draw:equation draw:name="f145" draw:formula="584009*logheight/5025119"/>
          <draw:equation draw:name="f146" draw:formula="334772*logwidth/6886274"/>
          <draw:equation draw:name="f147" draw:formula="578426*logheight/5025119"/>
          <draw:equation draw:name="f148" draw:formula="281915*logwidth/6886274"/>
          <draw:equation draw:name="f149" draw:formula="522219*logheight/5025119"/>
          <draw:equation draw:name="f150" draw:formula="263304*logwidth/6886274"/>
          <draw:equation draw:name="f151" draw:formula="521846*logheight/5025119"/>
          <draw:equation draw:name="f152" draw:formula="263676*logwidth/6886274"/>
          <draw:equation draw:name="f153" draw:formula="538225*logheight/5025119"/>
          <draw:equation draw:name="f154" draw:formula="275215*logwidth/6886274"/>
          <draw:equation draw:name="f155" draw:formula="563164*logheight/5025119"/>
          <draw:equation draw:name="f156" draw:formula="271121*logwidth/6886274"/>
          <draw:equation draw:name="f157" draw:formula="604854*logheight/5025119"/>
          <draw:equation draw:name="f158" draw:formula="274471*logwidth/6886274"/>
          <draw:equation draw:name="f159" draw:formula="627560*logheight/5025119"/>
          <draw:equation draw:name="f160" draw:formula="319138*logwidth/6886274"/>
          <draw:equation draw:name="f161" draw:formula="718012*logheight/5025119"/>
          <draw:equation draw:name="f162" draw:formula="326583*logwidth/6886274"/>
          <draw:equation draw:name="f163" draw:formula="729551*logheight/5025119"/>
          <draw:equation draw:name="f164" draw:formula="349289*logwidth/6886274"/>
          <draw:equation draw:name="f165" draw:formula="748163*logheight/5025119"/>
          <draw:equation draw:name="f166" draw:formula="528332*logwidth/6886274"/>
          <draw:equation draw:name="f167" draw:formula="1007608*logheight/5025119"/>
          <draw:equation draw:name="f168" draw:formula="766932*logwidth/6886274"/>
          <draw:equation draw:name="f169" draw:formula="1222758*logheight/5025119"/>
          <draw:equation draw:name="f170" draw:formula="681319*logwidth/6886274"/>
          <draw:equation draw:name="f171" draw:formula="1190746*logheight/5025119"/>
          <draw:equation draw:name="f172" draw:formula="469520*logwidth/6886274"/>
          <draw:equation draw:name="f173" draw:formula="1032920*logheight/5025119"/>
          <draw:equation draw:name="f174" draw:formula="325466*logwidth/6886274"/>
          <draw:equation draw:name="f175" draw:formula="917900*logheight/5025119"/>
          <draw:equation draw:name="f176" draw:formula="312066*logwidth/6886274"/>
          <draw:equation draw:name="f177" draw:formula="903383*logheight/5025119"/>
          <draw:equation draw:name="f178" draw:formula="296805*logwidth/6886274"/>
          <draw:equation draw:name="f179" draw:formula="895566*logheight/5025119"/>
          <draw:equation draw:name="f180" draw:formula="288243*logwidth/6886274"/>
          <draw:equation draw:name="f181" draw:formula="910828*logheight/5025119"/>
          <draw:equation draw:name="f182" draw:formula="309460*logwidth/6886274"/>
          <draw:equation draw:name="f183" draw:formula="971129*logheight/5025119"/>
          <draw:equation draw:name="f184" draw:formula="407729*logwidth/6886274"/>
          <draw:equation draw:name="f185" draw:formula="1062698*logheight/5025119"/>
          <draw:equation draw:name="f186" draw:formula="544338*logwidth/6886274"/>
          <draw:equation draw:name="f187" draw:formula="1189257*logheight/5025119"/>
          <draw:equation draw:name="f188" draw:formula="454630*logwidth/6886274"/>
          <draw:equation draw:name="f189" draw:formula="1120766*logheight/5025119"/>
          <draw:equation draw:name="f190" draw:formula="385396*logwidth/6886274"/>
          <draw:equation draw:name="f191" draw:formula="1070515*logheight/5025119"/>
          <draw:equation draw:name="f192" draw:formula="366040*logwidth/6886274"/>
          <draw:equation draw:name="f193" draw:formula="1067537*logheight/5025119"/>
          <draw:equation draw:name="f194" draw:formula="361573*logwidth/6886274"/>
          <draw:equation draw:name="f195" draw:formula="1086149*logheight/5025119"/>
          <draw:equation draw:name="f196" draw:formula="402146*logwidth/6886274"/>
          <draw:equation draw:name="f197" draw:formula="1152778*logheight/5025119"/>
          <draw:equation draw:name="f198" draw:formula="475475*logwidth/6886274"/>
          <draw:equation draw:name="f199" draw:formula="1218663*logheight/5025119"/>
          <draw:equation draw:name="f200" draw:formula="393957*logwidth/6886274"/>
          <draw:equation draw:name="f201" draw:formula="1201913*logheight/5025119"/>
          <draw:equation draw:name="f202" draw:formula="460586*logwidth/6886274"/>
          <draw:equation draw:name="f203" draw:formula="1260353*logheight/5025119"/>
          <draw:equation draw:name="f204" draw:formula="561089*logwidth/6886274"/>
          <draw:equation draw:name="f205" draw:formula="1291993*logheight/5025119"/>
          <draw:equation draw:name="f206" draw:formula="602034*logwidth/6886274"/>
          <draw:equation draw:name="f207" draw:formula="1328843*logheight/5025119"/>
          <draw:equation draw:name="f208" draw:formula="641863*logwidth/6886274"/>
          <draw:equation draw:name="f209" draw:formula="1368672*logheight/5025119"/>
          <draw:equation draw:name="f210" draw:formula="651541*logwidth/6886274"/>
          <draw:equation draw:name="f211" draw:formula="1404406*logheight/5025119"/>
          <draw:equation draw:name="f212" draw:formula="688392*logwidth/6886274"/>
          <draw:equation draw:name="f213" draw:formula="1457263*logheight/5025119"/>
          <draw:equation draw:name="f214" draw:formula="692486*logwidth/6886274"/>
          <draw:equation draw:name="f215" draw:formula="1458008*logheight/5025119"/>
          <draw:equation draw:name="f216" draw:formula="719287*logwidth/6886274"/>
          <draw:equation draw:name="f217" draw:formula="1485181*logheight/5025119"/>
          <draw:equation draw:name="f218" draw:formula="745343*logwidth/6886274"/>
          <draw:equation draw:name="f219" draw:formula="1512353*logheight/5025119"/>
          <draw:equation draw:name="f220" draw:formula="750926*logwidth/6886274"/>
          <draw:equation draw:name="f221" draw:formula="1516448*logheight/5025119"/>
          <draw:equation draw:name="f222" draw:formula="890141*logwidth/6886274"/>
          <draw:equation draw:name="f223" draw:formula="1685813*logheight/5025119"/>
          <draw:equation draw:name="f224" draw:formula="899074*logwidth/6886274"/>
          <draw:equation draw:name="f225" draw:formula="1693630*logheight/5025119"/>
          <draw:equation draw:name="f226" draw:formula="605012*logwidth/6886274"/>
          <draw:equation draw:name="f227" draw:formula="1669435*logheight/5025119"/>
          <draw:equation draw:name="f228" draw:formula="229431*logwidth/6886274"/>
          <draw:equation draw:name="f229" draw:formula="1545110*logheight/5025119"/>
          <draw:equation draw:name="f230" draw:formula="251765*logwidth/6886274"/>
          <draw:equation draw:name="f231" draw:formula="1614717*logheight/5025119"/>
          <draw:equation draw:name="f232" draw:formula="237992*logwidth/6886274"/>
          <draw:equation draw:name="f233" draw:formula="1675391*logheight/5025119"/>
          <draw:equation draw:name="f234" draw:formula="232781*logwidth/6886274"/>
          <draw:equation draw:name="f235" draw:formula="1807160*logheight/5025119"/>
          <draw:equation draw:name="f236" draw:formula="236131*logwidth/6886274"/>
          <draw:equation draw:name="f237" draw:formula="1828750*logheight/5025119"/>
          <draw:equation draw:name="f238" draw:formula="152007*logwidth/6886274"/>
          <draw:equation draw:name="f239" draw:formula="1842150*logheight/5025119"/>
          <draw:equation draw:name="f240" draw:formula="653030*logwidth/6886274"/>
          <draw:equation draw:name="f241" draw:formula="2213265*logheight/5025119"/>
          <draw:equation draw:name="f242" draw:formula="318394*logwidth/6886274"/>
          <draw:equation draw:name="f243" draw:formula="2143285*logheight/5025119"/>
          <draw:equation draw:name="f244" draw:formula="272982*logwidth/6886274"/>
          <draw:equation draw:name="f245" draw:formula="2258305*logheight/5025119"/>
          <draw:equation draw:name="f246" draw:formula="430435*logwidth/6886274"/>
          <draw:equation draw:name="f247" draw:formula="2360668*logheight/5025119"/>
          <draw:equation draw:name="f248" draw:formula="488876*logwidth/6886274"/>
          <draw:equation draw:name="f249" draw:formula="2563162*logheight/5025119"/>
          <draw:equation draw:name="f250" draw:formula="460586*logwidth/6886274"/>
          <draw:equation draw:name="f251" draw:formula="2748533*logheight/5025119"/>
          <draw:equation draw:name="f252" draw:formula="393212*logwidth/6886274"/>
          <draw:equation draw:name="f253" draw:formula="2807345*logheight/5025119"/>
          <draw:equation draw:name="f254" draw:formula="295688*logwidth/6886274"/>
          <draw:equation draw:name="f255" draw:formula="2913059*logheight/5025119"/>
          <draw:equation draw:name="f256" draw:formula="235386*logwidth/6886274"/>
          <draw:equation draw:name="f257" draw:formula="2978572*logheight/5025119"/>
          <draw:equation draw:name="f258" draw:formula="25448*logwidth/6886274"/>
          <draw:equation draw:name="f259" draw:formula="2952888*logheight/5025119"/>
          <draw:equation draw:name="f260" draw:formula="305738*logwidth/6886274"/>
          <draw:equation draw:name="f261" draw:formula="3119275*logheight/5025119"/>
          <draw:equation draw:name="f262" draw:formula="79049*logwidth/6886274"/>
          <draw:equation draw:name="f263" draw:formula="3098430*logheight/5025119"/>
          <draw:equation draw:name="f264" draw:formula="4975*logwidth/6886274"/>
          <draw:equation draw:name="f265" draw:formula="3109969*logheight/5025119"/>
          <draw:equation draw:name="f266" draw:formula="47037*logwidth/6886274"/>
          <draw:equation draw:name="f267" draw:formula="3163943*logheight/5025119"/>
          <draw:equation draw:name="f268" draw:formula="213425*logwidth/6886274"/>
          <draw:equation draw:name="f269" draw:formula="3255139*logheight/5025119"/>
          <draw:equation draw:name="f270" draw:formula="556622*logwidth/6886274"/>
          <draw:equation draw:name="f271" draw:formula="3502301*logheight/5025119"/>
          <draw:equation draw:name="f272" draw:formula="224592*logwidth/6886274"/>
          <draw:equation draw:name="f273" draw:formula="3388771*logheight/5025119"/>
          <draw:equation draw:name="f274" draw:formula="574861*logwidth/6886274"/>
          <draw:equation draw:name="f275" draw:formula="3643004*logheight/5025119"/>
          <draw:equation draw:name="f276" draw:formula="652657*logwidth/6886274"/>
          <draw:equation draw:name="f277" draw:formula="3727501*logheight/5025119"/>
          <draw:equation draw:name="f278" draw:formula="810111*logwidth/6886274"/>
          <draw:equation draw:name="f279" draw:formula="3937067*logheight/5025119"/>
          <draw:equation draw:name="f280" draw:formula="802294*logwidth/6886274"/>
          <draw:equation draw:name="f281" draw:formula="3960890*logheight/5025119"/>
          <draw:equation draw:name="f282" draw:formula="620646*logwidth/6886274"/>
          <draw:equation draw:name="f283" draw:formula="3927017*logheight/5025119"/>
          <draw:equation draw:name="f284" draw:formula="856268*logwidth/6886274"/>
          <draw:equation draw:name="f285" draw:formula="4103082*logheight/5025119"/>
          <draw:equation draw:name="f286" draw:formula="1099707*logwidth/6886274"/>
          <draw:equation draw:name="f287" draw:formula="4238574*logheight/5025119"/>
          <draw:equation draw:name="f288" draw:formula="926992*logwidth/6886274"/>
          <draw:equation draw:name="f289" draw:formula="4218102*logheight/5025119"/>
          <draw:equation draw:name="f290" draw:formula="689508*logwidth/6886274"/>
          <draw:equation draw:name="f291" draw:formula="4140677*logheight/5025119"/>
          <draw:equation draw:name="f292" draw:formula="606873*logwidth/6886274"/>
          <draw:equation draw:name="f293" draw:formula="4169711*logheight/5025119"/>
          <draw:equation draw:name="f294" draw:formula="831701*logwidth/6886274"/>
          <draw:equation draw:name="f295" draw:formula="4297759*logheight/5025119"/>
          <draw:equation draw:name="f296" draw:formula="960493*logwidth/6886274"/>
          <draw:equation draw:name="f297" draw:formula="4356944*logheight/5025119"/>
          <draw:equation draw:name="f298" draw:formula="1012233*logwidth/6886274"/>
          <draw:equation draw:name="f299" draw:formula="4402356*logheight/5025119"/>
          <draw:equation draw:name="f300" draw:formula="1159636*logwidth/6886274"/>
          <draw:equation draw:name="f301" draw:formula="4564276*logheight/5025119"/>
          <draw:equation draw:name="f302" draw:formula="1592169*logwidth/6886274"/>
          <draw:equation draw:name="f303" draw:formula="4741458*logheight/5025119"/>
          <draw:equation draw:name="f304" draw:formula="3110499*logwidth/6886274"/>
          <draw:equation draw:name="f305" draw:formula="5032171*logheight/5025119"/>
          <draw:equation draw:name="f306" draw:formula="6033630*logwidth/6886274"/>
          <draw:equation draw:name="f307" draw:formula="4091915*logheight/5025119"/>
          <draw:equation draw:name="f308" draw:formula="6180661*logwidth/6886274"/>
          <draw:equation draw:name="f309" draw:formula="3957912*logheight/5025119"/>
          <draw:equation draw:name="f310" draw:formula="6305359*logwidth/6886274"/>
          <draw:equation draw:name="f311" draw:formula="3837309*logheight/5025119"/>
          <draw:equation draw:name="f312" draw:formula="6240218*logwidth/6886274"/>
          <draw:equation draw:name="f313" draw:formula="3796364*logheight/5025119"/>
          <draw:equation draw:name="f314" draw:formula="6328437*logwidth/6886274"/>
          <draw:equation draw:name="f315" draw:formula="3681344*logheight/5025119"/>
          <draw:equation draw:name="f316" draw:formula="6608355*logwidth/6886274"/>
          <draw:equation draw:name="f317" draw:formula="3326236*logheight/5025119"/>
          <draw:equation draw:name="f318" draw:formula="6731191*logwidth/6886274"/>
          <draw:equation draw:name="f319" draw:formula="3248067*logheight/5025119"/>
          <draw:equation draw:name="f320" draw:formula="6880456*logwidth/6886274"/>
          <draw:equation draw:name="f321" draw:formula="3051529*logheight/5025119"/>
          <draw:equation draw:name="f322" draw:formula="6901673*logwidth/6886274"/>
          <draw:equation draw:name="f323" draw:formula="2763795*logheight/5025119"/>
          <draw:equation draw:name="f324" draw:formula="6871150*logwidth/6886274"/>
          <draw:equation draw:name="f325" draw:formula="2948421*logheight/5025119"/>
          <draw:equation draw:name="f326" draw:formula="6848444*logwidth/6886274"/>
          <draw:equation draw:name="f327" draw:formula="2890353*logheight/5025119"/>
          <draw:equation draw:name="f328" draw:formula="6878223*logwidth/6886274"/>
          <draw:equation draw:name="f329" draw:formula="2873230*logheight/5025119"/>
          <draw:equation draw:name="f330" draw:formula="6762459*logwidth/6886274"/>
          <draw:equation draw:name="f331" draw:formula="2568745*logheight/5025119"/>
          <draw:equation draw:name="f332" draw:formula="6673123*logwidth/6886274"/>
          <draw:equation draw:name="f333" draw:formula="2451493*logheight/5025119"/>
          <draw:equation draw:name="f334" draw:formula="6662700*logwidth/6886274"/>
          <draw:equation draw:name="f335" draw:formula="2346896*logheight/5025119"/>
          <draw:equation draw:name="f336" draw:formula="6487752*logwidth/6886274"/>
          <draw:equation draw:name="f337" draw:formula="2285105*logheight/5025119"/>
          <draw:equation draw:name="f338" draw:formula="6652278*logwidth/6886274"/>
          <draw:equation draw:name="f339" draw:formula="2063628*logheight/5025119"/>
          <draw:equation draw:name="f340" draw:formula="6668656*logwidth/6886274"/>
          <draw:equation draw:name="f341" draw:formula="2017843*logheight/5025119"/>
          <draw:equation draw:name="f342" draw:formula="6570015*logwidth/6886274"/>
          <draw:equation draw:name="f343" draw:formula="1854062*logheight/5025119"/>
          <draw:equation draw:name="f344" draw:formula="6554009*logwidth/6886274"/>
          <draw:equation draw:name="f345" draw:formula="1827633*logheight/5025119"/>
          <draw:equation draw:name="f346" draw:formula="6517531*logwidth/6886274"/>
          <draw:equation draw:name="f347" draw:formula="1775149*logheight/5025119"/>
          <draw:equation draw:name="f348" draw:formula="6412934*logwidth/6886274"/>
          <draw:equation draw:name="f349" draw:formula="1762493*logheight/5025119"/>
          <draw:equation draw:name="f350" draw:formula="6467279*logwidth/6886274"/>
          <draw:equation draw:name="f351" draw:formula="1725642*logheight/5025119"/>
          <draw:equation draw:name="f352" draw:formula="6572621*logwidth/6886274"/>
          <draw:equation draw:name="f353" draw:formula="1600200*logheight/5025119"/>
          <draw:equation draw:name="f354" draw:formula="6502641*logwidth/6886274"/>
          <draw:equation draw:name="f355" draw:formula="1480341*logheight/5025119"/>
          <draw:equation draw:name="f356" draw:formula="6481796*logwidth/6886274"/>
          <draw:equation draw:name="f357" draw:formula="1461358*logheight/5025119"/>
          <draw:equation draw:name="f358" draw:formula="6509713*logwidth/6886274"/>
          <draw:equation draw:name="f359" draw:formula="1436418*logheight/5025119"/>
          <draw:equation draw:name="f360" draw:formula="6567037*logwidth/6886274"/>
          <draw:equation draw:name="f361" draw:formula="1348199*logheight/5025119"/>
          <draw:equation draw:name="f362" draw:formula="6596816*logwidth/6886274"/>
          <draw:equation draw:name="f363" draw:formula="1286781*logheight/5025119"/>
          <draw:equation draw:name="f364" draw:formula="6632178*logwidth/6886274"/>
          <draw:equation draw:name="f365" draw:formula="1261842*logheight/5025119"/>
          <draw:equation draw:name="f366" draw:formula="6639994*logwidth/6886274"/>
          <draw:equation draw:name="f367" draw:formula="1240625*logheight/5025119"/>
          <draw:equation draw:name="f368" draw:formula="6622127*logwidth/6886274"/>
          <draw:equation draw:name="f369" draw:formula="1136400*logheight/5025119"/>
          <draw:equation draw:name="f370" draw:formula="6612077*logwidth/6886274"/>
          <draw:equation draw:name="f371" draw:formula="1109599*logheight/5025119"/>
          <draw:equation draw:name="f372" draw:formula="6531675*logwidth/6886274"/>
          <draw:equation draw:name="f373" draw:formula="1009469*logheight/5025119"/>
          <draw:equation draw:name="f374" draw:formula="6456113*logwidth/6886274"/>
          <draw:equation draw:name="f375" draw:formula="845315*logheight/5025119"/>
          <draw:equation draw:name="f376" draw:formula="6440851*logwidth/6886274"/>
          <draw:equation draw:name="f377" draw:formula="739229*logheight/5025119"/>
          <draw:equation draw:name="f378" draw:formula="6434523*logwidth/6886274"/>
          <draw:equation draw:name="f379" draw:formula="715034*logheight/5025119"/>
          <draw:equation draw:name="f380" draw:formula="6432290*logwidth/6886274"/>
          <draw:equation draw:name="f381" draw:formula="617510*logheight/5025119"/>
          <draw:equation draw:name="f382" draw:formula="6416284*logwidth/6886274"/>
          <draw:equation draw:name="f383" draw:formula="595176*logheight/5025119"/>
          <draw:equation draw:name="f384" draw:formula="6267763*logwidth/6886274"/>
          <draw:equation draw:name="f385" draw:formula="591826*logheight/5025119"/>
          <draw:equation draw:name="f386" draw:formula="6236496*logwidth/6886274"/>
          <draw:equation draw:name="f387" draw:formula="521102*logheight/5025119"/>
          <draw:equation draw:name="f388" draw:formula="6257341*logwidth/6886274"/>
          <draw:equation draw:name="f389" draw:formula="487229*logheight/5025119"/>
          <draw:equation draw:name="f390" draw:formula="6248780*logwidth/6886274"/>
          <draw:equation draw:name="f391" draw:formula="465267*logheight/5025119"/>
          <draw:equation draw:name="f392" draw:formula="6226818*logwidth/6886274"/>
          <draw:equation draw:name="f393" draw:formula="473456*logheight/5025119"/>
          <draw:equation draw:name="f394" draw:formula="6115149*logwidth/6886274"/>
          <draw:equation draw:name="f395" draw:formula="551625*logheight/5025119"/>
          <draw:equation draw:name="f396" draw:formula="5951739*logwidth/6886274"/>
          <draw:equation draw:name="f397" draw:formula="659944*logheight/5025119"/>
          <draw:equation draw:name="f398" draw:formula="5917122*logwidth/6886274"/>
          <draw:equation draw:name="f399" draw:formula="644310*logheight/5025119"/>
          <draw:equation draw:name="f400" draw:formula="5890694*logwidth/6886274"/>
          <draw:equation draw:name="f401" draw:formula="630538*logheight/5025119"/>
          <draw:equation draw:name="f402" draw:formula="5837464*logwidth/6886274"/>
          <draw:equation draw:name="f403" draw:formula="646916*logheight/5025119"/>
          <draw:equation draw:name="f404" draw:formula="5809175*logwidth/6886274"/>
          <draw:equation draw:name="f405" draw:formula="683395*logheight/5025119"/>
          <draw:equation draw:name="f406" draw:formula="5815503*logwidth/6886274"/>
          <draw:equation draw:name="f407" draw:formula="698656*logheight/5025119"/>
          <draw:equation draw:name="f408" draw:formula="5746268*logwidth/6886274"/>
          <draw:equation draw:name="f409" draw:formula="667389*logheight/5025119"/>
          <draw:equation draw:name="f410" draw:formula="5458905*logwidth/6886274"/>
          <draw:equation draw:name="f411" draw:formula="754119*logheight/5025119"/>
          <draw:equation draw:name="f412" draw:formula="885302*logwidth/6886274"/>
          <draw:equation draw:name="f413" draw:formula="1333310*logheight/5025119"/>
          <draw:equation draw:name="f414" draw:formula="862596*logwidth/6886274"/>
          <draw:equation draw:name="f415" draw:formula="1314326*logheight/5025119"/>
          <draw:equation draw:name="f416" draw:formula="866318*logwidth/6886274"/>
          <draw:equation draw:name="f417" draw:formula="1309860*logheight/5025119"/>
          <draw:equation draw:name="f418" draw:formula="912103*logwidth/6886274"/>
          <draw:equation draw:name="f419" draw:formula="1341127*logheight/5025119"/>
          <draw:equation draw:name="f420" draw:formula="885302*logwidth/6886274"/>
          <draw:equation draw:name="f421" draw:formula="1333310*logheight/5025119"/>
          <draw:equation draw:name="f422" draw:formula="1140280*logwidth/6886274"/>
          <draw:equation draw:name="f423" draw:formula="787619*logheight/5025119"/>
          <draw:equation draw:name="f424" draw:formula="1414987*logwidth/6886274"/>
          <draw:equation draw:name="f425" draw:formula="975596*logheight/5025119"/>
          <draw:equation draw:name="f426" draw:formula="1410892*logwidth/6886274"/>
          <draw:equation draw:name="f427" draw:formula="980063*logheight/5025119"/>
          <draw:equation draw:name="f428" draw:formula="1140280*logwidth/6886274"/>
          <draw:equation draw:name="f429" draw:formula="787619*logheight/5025119"/>
          <draw:equation draw:name="f430" draw:formula="logwidth"/>
          <draw:equation draw:name="f431" draw:formula="logheight"/>
        </draw:enhanced-geometry>
      </draw:custom-shape>
      <draw:frame draw:name="Title 1" presentation:style-name="Mpr1" draw:text-style-name="MP7" draw:layer="backgroundobjects" svg:width="15.849cm" svg:height="9.067cm" svg:x="4.191cm" svg:y="4.42cm" presentation:class="title" presentation:user-transformed="true">
        <draw:text-box>
          <text:p text:style-name="MP6"><text:span text:style-name="MT1">Click to edit Master title style</text:span></text:p>
        </draw:text-box>
      </draw:frame>
      <draw:frame draw:name="Date Placeholder 3" presentation:style-name="Mpr2" draw:text-style-name="MP9" draw:layer="backgroundobjects" svg:width="7.619cm" svg:height="1.013cm" svg:x="2.328cm" svg:y="17.657cm" presentation:class="date-time" presentation:user-transformed="true">
        <draw:text-box>
          <text:p text:style-name="MP8"><text:span text:style-name="MT2"><text:date style:data-style-name="D1" text:date-value="2022-02-06">2/6/22</text:date></text:span></text:p>
        </draw:text-box>
      </draw:frame>
      <draw:frame draw:name="Footer Placeholder 4" presentation:style-name="Mpr2" draw:text-style-name="MP9" draw:layer="backgroundobjects" svg:width="11.429cm" svg:height="1.013cm" svg:x="11.218cm" svg:y="17.657cm" presentation:class="footer" presentation:user-transformed="true">
        <draw:text-box>
          <text:p/>
        </draw:text-box>
      </draw:frame>
      <draw:frame draw:name="Slide Number Placeholder 5" presentation:style-name="Mpr2" draw:text-style-name="MP9" draw:layer="backgroundobjects" svg:width="7.619cm" svg:height="1.013cm" svg:x="23.918cm" svg:y="17.657cm" presentation:class="page-number" presentation:user-transformed="true">
        <draw:text-box>
          <text:p text:style-name="MP10"><text:span text:style-name="MT2"><text:page-number>&lt;numéro&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le_20_and_20_Content" style:display-name="Title and Content" style:page-layout-name="PM1" draw:style-name="Mdp1">
      <draw:custom-shape draw:name="Freeform: Shape 6" draw:style-name="Mgr3" draw:text-style-name="MP5" draw:layer="backgroundobjects" svg:width="8.392cm" svg:height="3.986cm" svg:x="0cm" svg:y="0.875cm">
        <text:p><text:span text:style-name="MT7"/></text:p>
        <draw:enhanced-geometry draw:mirror-horizontal="true" draw:mirror-vertical="false" drawooo:sub-view-size="3021543 1435442" draw:text-areas="0 0 ?f96 ?f97" svg:viewBox="0 0 0 0" draw:type="ooxml-non-primitive" draw:enhanced-path="M 3021543 0 L 2963800 7242 C 2907134 13978 2850469 22960 2793803 24082 2667318 27450 2539821 19592 2414348 29696 2307089 38677 2198818 28573 2091558 27450 1942812 26328 1793053 18469 1645319 28573 1510738 36432 1376158 38677 1243602 60008 1079677 71235 916765 64499 753851 57763 653675 53272 554511 38677 465465 116142 489751 134105 519095 130737 546416 136351 594986 147578 643557 158804 689091 180136 699210 184626 708317 193608 704269 208203 701234 219430 691115 219430 683020 221675 664806 228411 642545 223920 621295 247496 702245 259846 780160 236270 848968 285668 823671 310367 795339 304753 768018 309244 739685 313735 712365 321594 684032 326085 653675 331698 623319 332821 592962 338434 567666 342925 540345 335066 509988 363133 584867 383342 652663 353029 726531 373237 683020 391200 647604 385587 614212 395691 583855 405795 547428 394568 522131 424881 502905 448457 482668 451825 457370 438353 435109 426003 410824 429371 388562 441721 380468 446212 372372 451825 372372 463052 372372 478770 382491 483260 393622 485506 403741 487751 415883 489997 426002 487751 490762 475402 554511 495610 619271 493365 415883 541640 210471 525922 0 542762 27321 576443 62737 548376 83986 573075 63748 624719 71844 652785 112319 656154 151782 659522 194281 641559 215531 703306 221602 722392 259042 716779 282315 720147 332909 728005 386539 720147 435109 744846 454335 753827 467489 760563 457370 785263 447252 811084 460406 820066 476596 830170 488739 838028 506953 835783 517071 859360 410824 855992 307612 836906 202377 854869 317731 899776 444216 897531 557546 949175 553499 967137 527190 959278 526178 986223 585879 1014290 657723 995204 720459 1036744 684032 1055829 650640 1024394 616236 1042357 627367 1069302 1131283 1235459 1222353 1253422 1407527 1290470 1940788 1384776 2087511 1406107 2200841 1421824 2313160 1434174 2425479 1435297 2553988 1436419 2681485 1430806 2809994 1426315 2858058 1424631 2905933 1421684 2953618 1417071 L 3021543 1407897 Z N">
          <draw:equation draw:name="f0" draw:formula="3021543*logwidth/3021543"/>
          <draw:equation draw:name="f1" draw:formula="0*logheight/1435442"/>
          <draw:equation draw:name="f2" draw:formula="2963800*logwidth/3021543"/>
          <draw:equation draw:name="f3" draw:formula="7242*logheight/1435442"/>
          <draw:equation draw:name="f4" draw:formula="2793803*logwidth/3021543"/>
          <draw:equation draw:name="f5" draw:formula="24082*logheight/1435442"/>
          <draw:equation draw:name="f6" draw:formula="2414348*logwidth/3021543"/>
          <draw:equation draw:name="f7" draw:formula="29696*logheight/1435442"/>
          <draw:equation draw:name="f8" draw:formula="2091558*logwidth/3021543"/>
          <draw:equation draw:name="f9" draw:formula="27450*logheight/1435442"/>
          <draw:equation draw:name="f10" draw:formula="1645319*logwidth/3021543"/>
          <draw:equation draw:name="f11" draw:formula="28573*logheight/1435442"/>
          <draw:equation draw:name="f12" draw:formula="1243602*logwidth/3021543"/>
          <draw:equation draw:name="f13" draw:formula="60008*logheight/1435442"/>
          <draw:equation draw:name="f14" draw:formula="753851*logwidth/3021543"/>
          <draw:equation draw:name="f15" draw:formula="57763*logheight/1435442"/>
          <draw:equation draw:name="f16" draw:formula="465465*logwidth/3021543"/>
          <draw:equation draw:name="f17" draw:formula="116142*logheight/1435442"/>
          <draw:equation draw:name="f18" draw:formula="546416*logwidth/3021543"/>
          <draw:equation draw:name="f19" draw:formula="136351*logheight/1435442"/>
          <draw:equation draw:name="f20" draw:formula="689091*logwidth/3021543"/>
          <draw:equation draw:name="f21" draw:formula="180136*logheight/1435442"/>
          <draw:equation draw:name="f22" draw:formula="704269*logwidth/3021543"/>
          <draw:equation draw:name="f23" draw:formula="208203*logheight/1435442"/>
          <draw:equation draw:name="f24" draw:formula="683020*logwidth/3021543"/>
          <draw:equation draw:name="f25" draw:formula="221675*logheight/1435442"/>
          <draw:equation draw:name="f26" draw:formula="621295*logwidth/3021543"/>
          <draw:equation draw:name="f27" draw:formula="247496*logheight/1435442"/>
          <draw:equation draw:name="f28" draw:formula="848968*logwidth/3021543"/>
          <draw:equation draw:name="f29" draw:formula="285668*logheight/1435442"/>
          <draw:equation draw:name="f30" draw:formula="768018*logwidth/3021543"/>
          <draw:equation draw:name="f31" draw:formula="309244*logheight/1435442"/>
          <draw:equation draw:name="f32" draw:formula="684032*logwidth/3021543"/>
          <draw:equation draw:name="f33" draw:formula="326085*logheight/1435442"/>
          <draw:equation draw:name="f34" draw:formula="592962*logwidth/3021543"/>
          <draw:equation draw:name="f35" draw:formula="338434*logheight/1435442"/>
          <draw:equation draw:name="f36" draw:formula="509988*logwidth/3021543"/>
          <draw:equation draw:name="f37" draw:formula="363133*logheight/1435442"/>
          <draw:equation draw:name="f38" draw:formula="726531*logwidth/3021543"/>
          <draw:equation draw:name="f39" draw:formula="373237*logheight/1435442"/>
          <draw:equation draw:name="f40" draw:formula="614212*logwidth/3021543"/>
          <draw:equation draw:name="f41" draw:formula="395691*logheight/1435442"/>
          <draw:equation draw:name="f42" draw:formula="522131*logwidth/3021543"/>
          <draw:equation draw:name="f43" draw:formula="424881*logheight/1435442"/>
          <draw:equation draw:name="f44" draw:formula="457370*logwidth/3021543"/>
          <draw:equation draw:name="f45" draw:formula="438353*logheight/1435442"/>
          <draw:equation draw:name="f46" draw:formula="388562*logwidth/3021543"/>
          <draw:equation draw:name="f47" draw:formula="441721*logheight/1435442"/>
          <draw:equation draw:name="f48" draw:formula="372372*logwidth/3021543"/>
          <draw:equation draw:name="f49" draw:formula="463052*logheight/1435442"/>
          <draw:equation draw:name="f50" draw:formula="393622*logwidth/3021543"/>
          <draw:equation draw:name="f51" draw:formula="485506*logheight/1435442"/>
          <draw:equation draw:name="f52" draw:formula="426002*logwidth/3021543"/>
          <draw:equation draw:name="f53" draw:formula="487751*logheight/1435442"/>
          <draw:equation draw:name="f54" draw:formula="619271*logwidth/3021543"/>
          <draw:equation draw:name="f55" draw:formula="493365*logheight/1435442"/>
          <draw:equation draw:name="f56" draw:formula="0*logwidth/3021543"/>
          <draw:equation draw:name="f57" draw:formula="542762*logheight/1435442"/>
          <draw:equation draw:name="f58" draw:formula="83986*logwidth/3021543"/>
          <draw:equation draw:name="f59" draw:formula="573075*logheight/1435442"/>
          <draw:equation draw:name="f60" draw:formula="112319*logwidth/3021543"/>
          <draw:equation draw:name="f61" draw:formula="656154*logheight/1435442"/>
          <draw:equation draw:name="f62" draw:formula="215531*logwidth/3021543"/>
          <draw:equation draw:name="f63" draw:formula="703306*logheight/1435442"/>
          <draw:equation draw:name="f64" draw:formula="282315*logwidth/3021543"/>
          <draw:equation draw:name="f65" draw:formula="720147*logheight/1435442"/>
          <draw:equation draw:name="f66" draw:formula="435109*logwidth/3021543"/>
          <draw:equation draw:name="f67" draw:formula="744846*logheight/1435442"/>
          <draw:equation draw:name="f68" draw:formula="457370*logwidth/3021543"/>
          <draw:equation draw:name="f69" draw:formula="785263*logheight/1435442"/>
          <draw:equation draw:name="f70" draw:formula="476596*logwidth/3021543"/>
          <draw:equation draw:name="f71" draw:formula="830170*logheight/1435442"/>
          <draw:equation draw:name="f72" draw:formula="517071*logwidth/3021543"/>
          <draw:equation draw:name="f73" draw:formula="859360*logheight/1435442"/>
          <draw:equation draw:name="f74" draw:formula="202377*logwidth/3021543"/>
          <draw:equation draw:name="f75" draw:formula="854869*logheight/1435442"/>
          <draw:equation draw:name="f76" draw:formula="557546*logwidth/3021543"/>
          <draw:equation draw:name="f77" draw:formula="949175*logheight/1435442"/>
          <draw:equation draw:name="f78" draw:formula="526178*logwidth/3021543"/>
          <draw:equation draw:name="f79" draw:formula="986223*logheight/1435442"/>
          <draw:equation draw:name="f80" draw:formula="720459*logwidth/3021543"/>
          <draw:equation draw:name="f81" draw:formula="1036744*logheight/1435442"/>
          <draw:equation draw:name="f82" draw:formula="616236*logwidth/3021543"/>
          <draw:equation draw:name="f83" draw:formula="1042357*logheight/1435442"/>
          <draw:equation draw:name="f84" draw:formula="1222353*logwidth/3021543"/>
          <draw:equation draw:name="f85" draw:formula="1253422*logheight/1435442"/>
          <draw:equation draw:name="f86" draw:formula="2087511*logwidth/3021543"/>
          <draw:equation draw:name="f87" draw:formula="1406107*logheight/1435442"/>
          <draw:equation draw:name="f88" draw:formula="2425479*logwidth/3021543"/>
          <draw:equation draw:name="f89" draw:formula="1435297*logheight/1435442"/>
          <draw:equation draw:name="f90" draw:formula="2809994*logwidth/3021543"/>
          <draw:equation draw:name="f91" draw:formula="1426315*logheight/1435442"/>
          <draw:equation draw:name="f92" draw:formula="2953618*logwidth/3021543"/>
          <draw:equation draw:name="f93" draw:formula="1417071*logheight/1435442"/>
          <draw:equation draw:name="f94" draw:formula="3021543*logwidth/3021543"/>
          <draw:equation draw:name="f95" draw:formula="1407897*logheight/1435442"/>
          <draw:equation draw:name="f96" draw:formula="logwidth"/>
          <draw:equation draw:name="f97" draw:formula="logheight"/>
        </draw:enhanced-geometry>
      </draw:custom-shape>
      <draw:frame draw:name="Title 1" presentation:style-name="Mpr5" draw:text-style-name="MP12" draw:layer="backgroundobjects" svg:width="29.209cm" svg:height="3.681cm" svg:x="2.328cm" svg:y="1.014cm" presentation:class="title" presentation:user-transformed="true">
        <draw:text-box>
          <text:p text:style-name="MP11"><text:span text:style-name="MT3">Click to edit Master title style</text:span></text:p>
        </draw:text-box>
      </draw:frame>
      <draw:frame draw:name="Content Placeholder 2" presentation:style-name="Mpr6" draw:text-style-name="MP15" draw:layer="backgroundobjects" svg:width="29.209cm" svg:height="11.556cm" svg:x="2.328cm" svg:y="5.588cm" presentation:class="outline" presentation:user-transformed="true">
        <draw:text-box>
          <text:list text:style-name="ML5">
            <text:list-item>
              <text:p text:style-name="MP13"><text:span text:style-name="MT4">Click to edit Master text styles</text:span></text:p>
            </text:list-item>
          </text:list>
          <text:list text:style-name="ML6">
            <text:list-item>
              <text:list>
                <text:list-item>
                  <text:p text:style-name="MP14"><text:span text:style-name="MT5">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7" draw:text-style-name="MP9" draw:layer="backgroundobjects" svg:width="7.619cm" svg:height="1.013cm" svg:x="2.328cm" svg:y="17.657cm" presentation:class="date-time" presentation:user-transformed="true">
        <draw:text-box>
          <text:p text:style-name="MP8"><text:span text:style-name="MT2"><text:date style:data-style-name="D1" text:date-value="2022-02-06">2/6/22</text:date></text:span></text:p>
        </draw:text-box>
      </draw:frame>
      <draw:frame draw:name="Footer Placeholder 4" presentation:style-name="Mpr7" draw:text-style-name="MP9" draw:layer="backgroundobjects" svg:width="11.429cm" svg:height="1.013cm" svg:x="11.218cm" svg:y="17.657cm" presentation:class="footer" presentation:user-transformed="true">
        <draw:text-box>
          <text:p/>
        </draw:text-box>
      </draw:frame>
      <draw:frame draw:name="Slide Number Placeholder 5" presentation:style-name="Mpr7" draw:text-style-name="MP9"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résentation PowerPoint</dc:title>
    <meta:editing-cycles>140</meta:editing-cycles>
    <meta:creation-date>2022-01-29T14:34:48</meta:creation-date>
    <dc:date>2022-02-06T02:51:37.468000000</dc:date>
    <meta:editing-duration>PT50S</meta:editing-duration>
    <meta:generator>LibreOffice/7.2.1.2$Windows_X86_64 LibreOffice_project/87b77fad49947c1441b67c559c339af8f3517e22</meta:generator>
    <meta:document-statistic meta:object-count="108"/>
    <meta:user-defined meta:name="AppVersion">16.0000</meta:user-defined>
    <meta:user-defined meta:name="PresentationFormat">Grand écran</meta:user-defined>
    <meta:user-defined meta:name="Slides" meta:value-type="float">5</meta:user-defined>
  </office:meta>
</office:document-meta>
</file>